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8cm"/>
    </style:style>
    <style:style style:name="co2" style:family="table-column">
      <style:table-column-properties fo:break-before="auto" style:column-width="2.141cm"/>
    </style:style>
    <style:style style:name="co3" style:family="table-column">
      <style:table-column-properties fo:break-before="auto" style:column-width="2.641cm"/>
    </style:style>
    <style:style style:name="co4" style:family="table-column">
      <style:table-column-properties fo:break-before="auto" style:column-width="2.584cm"/>
    </style:style>
    <style:style style:name="co5" style:family="table-column">
      <style:table-column-properties fo:break-before="auto" style:column-width="10.439cm"/>
    </style:style>
    <style:style style:name="co6" style:family="table-column">
      <style:table-column-properties fo:break-before="auto" style:column-width="5.692cm"/>
    </style:style>
    <style:style style:name="co7" style:family="table-column">
      <style:table-column-properties fo:break-before="auto" style:column-width="1.531cm"/>
    </style:style>
    <style:style style:name="co8" style:family="table-column">
      <style:table-column-properties fo:break-before="auto" style:column-width="1.169cm"/>
    </style:style>
    <style:style style:name="co9" style:family="table-column">
      <style:table-column-properties fo:break-before="auto" style:column-width="1.281cm"/>
    </style:style>
    <style:style style:name="co10" style:family="table-column">
      <style:table-column-properties fo:break-before="auto" style:column-width="1.309cm"/>
    </style:style>
    <style:style style:name="co11" style:family="table-column">
      <style:table-column-properties fo:break-before="auto" style:column-width="6.137cm"/>
    </style:style>
    <style:style style:name="co12" style:family="table-column">
      <style:table-column-properties fo:break-before="auto" style:column-width="3.582cm"/>
    </style:style>
    <style:style style:name="co13" style:family="table-column">
      <style:table-column-properties fo:break-before="auto" style:column-width="4.861cm"/>
    </style:style>
    <style:style style:name="co14" style:family="table-column">
      <style:table-column-properties fo:break-before="auto" style:column-width="8.789cm"/>
    </style:style>
    <style:style style:name="co15" style:family="table-column">
      <style:table-column-properties fo:break-before="auto" style:column-width="7.01cm"/>
    </style:style>
    <style:style style:name="co16" style:family="table-column">
      <style:table-column-properties fo:break-before="auto" style:column-width="6.657cm"/>
    </style:style>
    <style:style style:name="co17" style:family="table-column">
      <style:table-column-properties fo:break-before="auto" style:column-width="2.267cm"/>
    </style:style>
    <style:style style:name="ro1" style:family="table-row">
      <style:table-row-properties style:row-height="0.432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1.87cm" fo:break-before="auto" style:use-optimal-row-height="false"/>
    </style:style>
    <style:style style:name="ro4" style:family="table-row">
      <style:table-row-properties style:row-height="4.888cm" fo:break-before="auto" style:use-optimal-row-height="true"/>
    </style:style>
    <style:style style:name="ro5" style:family="table-row">
      <style:table-row-properties style:row-height="0.531cm" fo:break-before="auto" style:use-optimal-row-height="true"/>
    </style:style>
    <style:style style:name="ro6" style:family="table-row">
      <style:table-row-properties style:row-height="2.805cm" fo:break-before="auto" style:use-optimal-row-height="true"/>
    </style:style>
    <style:style style:name="ro7" style:family="table-row">
      <style:table-row-properties style:row-height="1.656cm" fo:break-before="auto" style:use-optimal-row-height="true"/>
    </style:style>
    <style:style style:name="ro8" style:family="table-row">
      <style:table-row-properties style:row-height="3.272cm" fo:break-before="auto" style:use-optimal-row-height="true"/>
    </style:style>
    <style:style style:name="ro9" style:family="table-row">
      <style:table-row-properties style:row-height="8.139cm" fo:break-before="auto" style:use-optimal-row-height="true"/>
    </style:style>
    <style:style style:name="ro10" style:family="table-row">
      <style:table-row-properties style:row-height="14.6cm" fo:break-before="auto" style:use-optimal-row-height="true"/>
    </style:style>
    <style:style style:name="ro11" style:family="table-row">
      <style:table-row-properties style:row-height="2.59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language="en" fo:country="US" style:font-name-asian="Mangal" style:font-size-asian="6.80000019073486pt" style:language-asian="en" style:country-asian="US" style:language-complex="en" style:country-complex="US"/>
    </style:style>
    <style:style style:name="ce3" style:family="table-cell" style:parent-style-name="Default">
      <style:text-properties style:font-name-asian="Lucida Sans Unicode" style:font-size-asian="6.80000019073486pt" style:font-name-complex="Tahoma" style:language-complex="en" style:country-complex="US"/>
    </style:style>
    <style:style style:name="ce4" style:family="table-cell" style:parent-style-name="Default">
      <style:text-properties fo:font-size="11pt" style:font-name-asian="Arial Unicode MS" style:font-size-asian="6.80000019073486pt" style:language-asian="en" style:country-asian="US" style:font-size-complex="6.25pt" style:language-complex="en" style:country-complex="US"/>
    </style:style>
    <style:style style:name="ce5" style:family="table-cell" style:parent-style-name="Default">
      <style:text-properties fo:language="en" fo:country="US" style:language-asian="en" style:country-asian="US" style:language-complex="en" style:country-complex="US"/>
    </style:style>
    <style:style style:name="T1" style:family="text">
      <style:text-properties style:font-name="Arial" fo:font-size="10pt" fo:language="en" fo:country="US" fo:font-style="normal" fo:font-weight="normal" style:font-name-asian="Mangal" style:language-asian="en" style:country-asian="US" style:font-name-complex="Arial" style:font-size-complex="5.69999980926514pt"/>
    </style:style>
    <style:style style:name="T2" style:family="text">
      <style:text-properties style:font-name="Mangal" fo:font-size="10pt" fo:language="en" fo:country="US" fo:font-style="normal" fo:font-weight="normal" style:font-name-asian="Mangal" style:language-asian="en" style:country-asian="US" style:font-name-complex="Mangal" style:font-size-complex="5.69999980926514pt"/>
    </style:style>
    <style:style style:name="T3" style:family="text">
      <style:text-properties style:font-name="Mangal" fo:font-size="11pt" fo:language="en" fo:country="US" fo:font-style="normal" fo:font-weight="normal" style:font-name-asian="Mangal" style:language-asian="en" style:country-asian="US" style:font-name-complex="Mangal" style:font-size-complex="6.30000019073486pt"/>
    </style:style>
    <style:style style:name="T4" style:family="text">
      <style:text-properties style:font-name="Mangal" fo:font-size="11pt" fo:language="en" fo:country="US" fo:font-style="normal" fo:font-weight="normal" style:language-asian="en" style:country-asian="US" style:font-size-complex="6.30000019073486pt"/>
    </style:style>
    <style:style style:name="T5" style:family="text">
      <style:text-properties style:font-name="Mangal" fo:font-size="10pt" fo:language="en" fo:country="US" fo:font-style="normal" fo:font-weight="normal" style:language-asian="en" style:country-asian="US" style:font-size-complex="6.80000019073486pt"/>
    </style:style>
    <style:style style:name="T6" style:family="text">
      <style:text-properties style:font-name="Mangal" fo:font-size="11pt" fo:language="en" fo:country="US" style:font-name-asian="Mangal" style:language-asian="en" style:country-asian="US" style:font-name-complex="Mangal" style:font-size-complex="6.30000019073486pt"/>
    </style:style>
    <style:style style:name="T7" style:family="text">
      <style:text-properties style:font-name="Mangal" fo:language="en" fo:country="US" style:font-name-asian="Mangal" style:language-asian="en" style:country-asian="US" style:font-name-complex="Mangal" style:font-size-complex="5.69999980926514pt"/>
    </style:style>
    <style:style style:name="T8" style:family="text">
      <style:text-properties fo:font-size="12pt"/>
    </style:style>
    <style:style style:name="T9" style:family="text">
      <style:text-properties style:font-name="Times New Roman" fo:font-size="11pt" fo:language="en" fo:country="US" fo:font-style="normal" fo:font-weight="bold" style:language-asian="en" style:country-asian="US" style:font-size-complex="6.30000019073486pt" style:font-weight-complex="bold"/>
    </style:style>
    <style:style style:name="T10" style:family="text">
      <style:text-properties style:font-name="Times New Roman" fo:font-size="11pt" fo:language="en" fo:country="US" fo:font-style="normal" style:text-underline-style="solid" style:text-underline-width="auto" style:text-underline-color="font-color" fo:font-weight="normal" style:language-asian="en" style:country-asian="US" style:font-size-complex="6.30000019073486pt" style:font-weight-complex="normal"/>
    </style:style>
    <style:style style:name="T11" style:family="text">
      <style:text-properties fo:font-size="12pt" fo:language="en" fo:country="US" fo:font-style="normal" fo:font-weight="normal" style:language-asian="en" style:country-asian="US" style:font-size-complex="6.30000019073486pt"/>
    </style:style>
    <style:style style:name="T12" style:family="text">
      <style:text-properties fo:font-size="12pt" fo:language="en" fo:country="US" fo:font-style="normal" fo:font-weight="normal" style:language-asian="en" style:country-asian="US" style:font-size-complex="6.80000019073486pt"/>
    </style:style>
    <style:style style:name="T13" style:family="text">
      <style:text-properties style:font-name="Mangal" fo:font-size="11pt" fo:language="en" fo:country="US" style:font-name-asian="Arial Unicode MS" style:language-asian="en" style:country-asian="US" style:font-name-complex="Mangal" style:font-size-complex="6.30000019073486pt"/>
    </style:style>
    <style:style style:name="T14" style:family="text">
      <style:text-properties style:font-name="Mangal" fo:font-size="11pt" fo:language="en" fo:country="GB" style:font-name-asian="Arial Unicode MS" style:language-asian="en" style:country-asian="US" style:font-name-complex="Mangal" style:font-size-complex="6.30000019073486pt"/>
    </style:style>
    <style:style style:name="T15" style:family="text">
      <style:text-properties style:font-name="Mangal" fo:font-size="11pt" fo:language="en" fo:country="US" fo:font-style="normal" fo:font-weight="normal" style:language-asian="en" style:country-asian="US" style:font-name-complex="Mangal" style:font-size-complex="6.30000019073486pt"/>
    </style:style>
    <style:style style:name="T16" style:family="text">
      <style:text-properties style:language-asian="en" style:country-asian="US"/>
    </style:style>
    <style:style style:name="T17" style:family="text">
      <style:text-properties style:text-outline="false" style:text-line-through-style="none" style:font-name="Arial Unicode MS" fo:font-size="6pt" fo:font-style="normal" fo:text-shadow="none" style:text-underline-style="none" fo:font-weight="normal" style:font-name-asian="Arial Unicode MS" style:font-size-asian="6pt" style:font-style-asian="normal" style:font-weight-asian="normal" style:font-name-complex="Arial Unicode MS" style:font-size-complex="3.40000009536743pt" style:font-style-complex="normal" style:font-weight-complex="normal" style:text-emphasize="none" style:text-overline-style="none" style:text-overline-color="font-color"/>
    </style:style>
    <style:style style:name="T18" style:family="text">
      <style:text-properties fo:font-size="9.5pt" style:font-size-asian="9.5pt" style:font-size-complex="5.40000009536743pt"/>
    </style:style>
  </office:automatic-styles>
  <office:body>
    <office:spreadsheet>
      <table:table table:name="Foglio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3" table:default-cell-style-name="Default"/>
        <table:table-column table:style-name="co14" table:default-cell-style-name="Default"/>
        <table:table-column table:style-name="co15" table:default-cell-style-name="Default"/>
        <table:table-column table:style-name="co16" table:default-cell-style-name="Default"/>
        <table:table-row table:style-name="ro1">
          <table:table-cell table:style-name="ce1" office:value-type="string">
            <text:p>id</text:p>
          </table:table-cell>
          <table:table-cell table:style-name="ce1" office:value-type="string">
            <text:p>mainLocale</text:p>
          </table:table-cell>
          <table:table-cell table:style-name="ce1" office:value-type="string">
            <text:p>categoryName</text:p>
          </table:table-cell>
          <table:table-cell table:style-name="ce1" office:value-type="string">
            <text:p>classifications</text:p>
          </table:table-cell>
          <table:table-cell table:style-name="ce1" office:value-type="string">
            <text:p>name-it</text:p>
          </table:table-cell>
          <table:table-cell table:style-name="ce1" office:value-type="string">
            <text:p>name-de</text:p>
          </table:table-cell>
          <table:table-cell table:style-name="ce1" office:value-type="string">
            <text:p>name-en</text:p>
          </table:table-cell>
          <table:table-cell table:style-name="ce1" office:value-type="string">
            <text:p>address</text:p>
          </table:table-cell>
          <table:table-cell table:style-name="ce1" office:value-type="string">
            <text:p>urlPage</text:p>
          </table:table-cell>
          <table:table-cell table:style-name="ce1" office:value-type="string">
            <text:p>email</text:p>
          </table:table-cell>
          <table:table-cell table:style-name="ce1" office:value-type="string">
            <text:p>phone</text:p>
          </table:table-cell>
          <table:table-cell table:style-name="ce1" office:value-type="string">
            <text:p>status</text:p>
          </table:table-cell>
          <table:table-cell table:style-name="ce1" office:value-type="string">
            <text:p>pictureUrl</text:p>
          </table:table-cell>
          <table:table-cell table:style-name="ce1" office:value-type="string">
            <text:p>shortDescription-it</text:p>
          </table:table-cell>
          <table:table-cell table:style-name="ce1" office:value-type="string">
            <text:p>shortDescription-de</text:p>
          </table:table-cell>
          <table:table-cell table:style-name="ce1" office:value-type="string">
            <text:p>shortDescription-en</text:p>
          </table:table-cell>
          <table:table-cell table:style-name="ce1" office:value-type="string">
            <text:p>lastModificationDate</text:p>
          </table:table-cell>
          <table:table-cell table:style-name="ce1" office:value-type="string">
            <text:p>htmlDescription-it</text:p>
          </table:table-cell>
          <table:table-cell table:style-name="ce1" office:value-type="string">
            <text:p>htmlDescription-de</text:p>
          </table:table-cell>
          <table:table-cell table:style-name="ce1" office:value-type="string">
            <text:p>htmlDescription-en</text:p>
          </table:table-cell>
        </table:table-row>
        <table:table-row table:style-name="ro1">
          <table:table-cell office:value-type="string">
            <text:p>text.3001</text:p>
          </table:table-cell>
          <table:table-cell office:value-type="string">
            <text:p>it</text:p>
          </table:table-cell>
          <table:table-cell office:value-type="string">
            <text:p>text</text:p>
          </table:table-cell>
          <table:table-cell office:value-type="string">
            <text:p>città</text:p>
          </table:table-cell>
          <table:table-cell office:value-type="string">
            <text:p>Introduzione</text:p>
          </table:table-cell>
          <table:table-cell office:value-type="string">
            <text:p>Einführung</text:p>
          </table:table-cell>
          <table:table-cell office:value-type="string">
            <text:p>Introduction</text:p>
          </table:table-cell>
          <table:table-cell table:number-columns-repeated="5"/>
          <table:table-cell office:value-type="string">
            <text:p>introduzione3.jpg</text:p>
          </table:table-cell>
          <table:table-cell table:number-columns-repeated="3"/>
          <table:table-cell office:value-type="string">
            <text:p>22/11/2013 12:00 AM +0200</text:p>
          </table:table-cell>
          <table:table-cell office:value-type="string">
            <text:p>&lt;p&gt;Trento è il capoluogo dell'omonima provincia e della regione Trentino-Alto Adige. Fondata lungo un'ansa del fiume Adige, la città si trova in un punto di convergenza tra le vie di comunicazione che conducono dal Brennero alle Dolomiti, dal Lago di Garda a Venezia. La sua centralità geografica ha fatto sì che diventasse il centro politico, economico e culturale della provincia. Destinata ad essere cerniera tra il mondo germanico e mondo latino, conserva nei monumenti e nelle sue antiche tradizioni la sua storia, in una cornice naturale di incomparabile bellezza che la rende la città con uno dei più alti livelli di qualità della vita d'Italia. &lt;/p&gt;</text:p>
          </table:table-cell>
          <table:table-cell office:value-type="string">
            <text:p>&lt;p&gt;Trient ist die Hauptstadt der gleichnamigen Provinz und der Region Trentino-Südtirol. Die an einer Schleife der Etsch gegründete Stadt liegt an einem Knotenpunkt der Verkehrswege, die vom Brenner zu den Dolomiten und vom Gardasee nach Venedig führen. Dank ihrer geografisch strategischen Lage hat sie sich im Laufe der Zeit zum politischen, wirtschaftlichen und kulturellen Zentrum der Provinz entwickelt. Trient war Bindeglied zwischen der germanischen und der römischen Welt und bewahrt in den Monumenten und den antiken Traditionen auch heute noch ihre Geschichte – inmitten eines unvergleichlich schönen Panorama, dank dem die Stadt einen der ersten Plätze in Bezug auf die Lebensqualität in Italien einnimmt.&lt;/p&gt;</text:p>
          </table:table-cell>
          <table:table-cell office:value-type="string">
            <text:p>&lt;p&gt;Trento is the main city of the homonymous province ad of the Trentino-South Tyrol region. Founded along a bend of the river Adige, the city lies at the convergence point of comunication routes going from Brenner to the Bolomites and from Lake Garda to Venice. It's central geographical position has made it the political, economic and cultural centre of the province. Destined to be a bridge between the German and the Latin world, its history is enshirined in monuments and old traditions and a natural setting of unique beauty helps it to have one of the highest level of quality of life in Italy.</text:p>
          </table:table-cell>
        </table:table-row>
        <table:table-row table:style-name="ro2">
          <table:table-cell office:value-type="string">
            <text:p>text.3002</text:p>
          </table:table-cell>
          <table:table-cell office:value-type="string">
            <text:p>it</text:p>
          </table:table-cell>
          <table:table-cell office:value-type="string">
            <text:p>text</text:p>
          </table:table-cell>
          <table:table-cell office:value-type="string">
            <text:p>città</text:p>
          </table:table-cell>
          <table:table-cell office:value-type="string">
            <text:p>La storia</text:p>
          </table:table-cell>
          <table:table-cell office:value-type="string">
            <text:p>Geschichte</text:p>
          </table:table-cell>
          <table:table-cell office:value-type="string">
            <text:p>The history</text:p>
          </table:table-cell>
          <table:table-cell table:number-columns-repeated="5"/>
          <table:table-cell office:value-type="string">
            <text:p>storia.jpg</text:p>
          </table:table-cell>
          <table:table-cell table:number-columns-repeated="3"/>
          <table:table-cell office:value-type="string">
            <text:p>22/11/2013 12:00 AM +0200</text:p>
          </table:table-cell>
          <table:table-cell office:value-type="string">
            <text:p>&lt;p&gt;Le origini del capoluogo risalgono all'epoca romana (I secolo A.C.) di cui la città custodisce bellissime testimonianze nel proprio sottosuolo. Il nome di Trento, dal latino Tridentum, si fa risalire ai tre monti (Bondone, Calisio, Marzola) o ai tre colli (Sant'Agata, San Rocco, Verruca) che circondano la città, la cui disposizione suggerisce la forma di un tridente: ma si tratta di una leggenda. Trento era un importante snodo viario per la presenza nel suo territorio della Via Claudia Augusta, principale via militare verso nord. Invasa dai barbari, dopo il dominio longobardo entrò nella sfera di influenza germanica. Nel 1027 venne istituito il Principato vescovile di Trento, che durò fino al 1803. La città conobbe il suo periodo d'oro all'inizio del XVI secolo: tra il 1514 e il 1539 il Principato fu retto da Bernardo Cles, uomo politico, cardinale, studioso e mecenate, che si impegnò in una generale ristrutturazione della città in chiave rinascimentale, che caratterizza ancora oggi le strade del centro storico. Tra il 1545 e il 1563 Trento fu sede del Concilio che avviò la Controriforma. In quegli anni la città divenne una vera e propria capitale europea con corti e delegazioni da tutta la Cristianità. Negli anni a cavallo tra Settecento e Ottocento la città passò prima ai francesi e poi agli Asburgo. A metà dell'ottocento venne costruita la nuova ferrovia del Brennero che fece deviare il fiume Adige nell'attuale corso. Trento divenne italiana solo dopo la prima guerra mondiale (1918). Nel 1947 l'Assemblea costituente istituì la Regione autonoma a statuto speciale Trentino-Alto Adige. Oggi, capoluogo amministrativo, sede di università e istituti di ricerca, ricca di iniziative culturali e spettacoli, Trento è “destinazione turistica culturale di frontiera”, ponte tra l'Italia e l'Europa, tra tradizione e innovazione. &lt;/p&gt;</text:p>
          </table:table-cell>
          <table:table-cell office:value-type="string">
            <text:p>&lt;p&gt;Die Ursprünge des heutigen Trient stammen aus der römischen Zeit (1. Jahrhundert v.Chr.), wovon einzigartige, bei Ausgrabungen im Untergrund gefundene Überreste zeugen. Der Name Trient, vom lateinischen „Tridentum“, geht auf die drei Berge (Bondone, Calisio, Marzola) oder die drei Hügel (Sant'Agata, San Rocco, Verruca) am Rande der Stadt zurück, deren Form an einen Dreizack erinnert – auch wenn es sich hierbei um eine Legende handelt. Bereits das antike Trient war ein wichtiger Verkehrsknotenpunkt, da die Stadt an der Via Claudia Augusta lag, einer der – auch militärisch – wichtigsten nach Norden führenden Römerstraßen. Infolge der Einwanderung der Barbaren geriet die Stadt, nach der Herrschaft der Langobarden, unter germanischen Einfluss. 1027 wurde das Fürstbistum Trient ins Leben gerufen, das bis 1803 dauerte. Das goldene Zeitalter der Stadt begann Anfang des XVI Jahrhunderts: Im Zeitraum 1514 bis 1539 war Bernhard von Cles Fürstbischof: Als Politiker, Kardinal, Gelehrte und Mäzen engagierte er sich für eine allgemeine Erneuerung der Stadt im Stil der Renaissance, der auch heute noch die Straßen der historischen Altstadt kennzeichnet. Von 1545 bis 1563 war Trient Sitz des Konzils, das die Gegenreform einleitete. In jenen Jahren entwickelte sich die Stadt zu einer wahrhaften europäischen Hauptstadt mit Hofstaaten und Delegationen des gesamten Christentums. Um die Wende zwischen dem achtzehnten und neunzehnten Jahrhundert ging Trient erst an die Franzosen und dann auf die Habsburger über. Mitte des neunzehnten Jahrhunderts wurde die neue Brennerbahn gebaut und zu diesem Zweck wurde die Etsch in ihr aktuelles Flussbett umgeleitet. Trient wurde erst nach dem ersten Weltkrieg (1918) zu einer italienischen Stadt. 1947 rief die Verfassungsgebende Versammlung die Autonome Region und das Sonderstatut für Trentino-Südtirol ins Leben. Heute ist Trient Hauptstadt der gleichnamigen Provinz und der Region Trentino-Südtirol sowie Sitz von Universitäten und Forschungsinstituten und bietet eine reiche Auswahl an kulturellen Initiativen und Veranstaltungen, die die Stadt zu einem „grenzüberschreitenden kulturellen Reiseziel“ und einer „Brücke“ zwischen Italien und Europa, zwischen Tradition und Innovation machen.</text:p>
            <text:p><text:s/>&lt;/p&gt;</text:p>
          </table:table-cell>
          <table:table-cell office:value-type="string">
            <text:p>&lt;p&gt;The origins of the town go back to Roman times (1st century B.C.), with some beautiful testimonies being <text:s/>preserved below ground. The name Trento, from Latin Tridentum, is believed to refer to the three mountains (Bondone, Calisio, Marzola) or the three hills (Sant'Agata, San Rocco, Verruca) surrounding the city and arranged in the form of a trident: but that is only a legend. Trento was an important crossroads thanks to the presence in its territory of the Via Claudia Augusta, the main military road to the north. Invaded by the barbarians, after the Longobard rule the city entered the German sphere of influence. In 1027 the Episcopal Principality of Trento was established, which lasted until 1803. The city had its golden period at the start of the 16th century: between 1514 and 1539 the Principality was ruled by Bernardo Cles, politician, cardinal, scholar and patron of the arts who engaged in a general renovation of the city according to Renaissance canons, up to this day still characterising the streets of the historical centre. <text:s/>From 1545 to 1563 Trento hosted the Council that was to start the Counter-Reformation. In those years it became a true European capital, with courts and delegations from the whole Christianity. Between the 18th and the 19th century the city passed first to the French and then to the Habsburgs. In the mid 19th century the new Brenner railway was built which had the river Adige diverted to its current course. Trento became Italian only after World War I (1918). In 1947 the Constituent Assembly proclaimed the autonomous Region Trentino-South Tyrol, with its special charter. Today Trento, administrative centre of the province, seat of universities and research institutes and offering a wealth of cultural and entertainment initiatives, is "a cross-border destination for <text:s/>cultural tourism", a bridge between Italy and Europe, between tradition and innovation. &lt;/p&gt;</text:p>
          </table:table-cell>
        </table:table-row>
        <table:table-row table:style-name="ro2">
          <table:table-cell office:value-type="string">
            <text:p>text.3003</text:p>
          </table:table-cell>
          <table:table-cell office:value-type="string">
            <text:p>it</text:p>
          </table:table-cell>
          <table:table-cell office:value-type="string">
            <text:p>text</text:p>
          </table:table-cell>
          <table:table-cell office:value-type="string">
            <text:p>città</text:p>
          </table:table-cell>
          <table:table-cell office:value-type="string">
            <text:p>Il concilio</text:p>
          </table:table-cell>
          <table:table-cell office:value-type="string">
            <text:p>Das Konzil</text:p>
          </table:table-cell>
          <table:table-cell office:value-type="string">
            <text:p/>
            <text:p>The Council</text:p>
          </table:table-cell>
          <table:table-cell table:number-columns-repeated="5"/>
          <table:table-cell office:value-type="string">
            <text:p>concilio.jpg</text:p>
          </table:table-cell>
          <table:table-cell table:number-columns-repeated="3"/>
          <table:table-cell office:value-type="string">
            <text:p>22/11/2013 12:00 AM +0200</text:p>
          </table:table-cell>
          <table:table-cell office:value-type="string">
            <text:p>&lt;p&gt; Nessun avvenimento storico ha segnato tanto profondamente l'identità civica di Trento quanto il XIX Concilio Ecumenico, indetto dalla Chiesa di Roma il 13 dicembre 1545 e conclusosi solennemente, dopo due interruzioni e alterne vicende, il 4 dicembre 1563. Trento era stata scelta come sede conciliare già nella bolla di indizione del 1542, quando papa Paolo III la definì &lt;i&gt;“sito comodo, libero e a tutte le Nazioni opportuno”&lt;/i&gt;. La sua posizione geografica la rendeva infatti un ideale ponte tra l'Italia e il mondo tedesco, mentre il suo peculiare statuto politico – una città governata da un vescovo vassallo dell'imperatore – offriva garanzie sia al Papato sia all'Impero. La straordinaria assise, che negli auspici doveva tentare di riconciliare le Chiese riformate di Germania con la Santa Sede, si concluse, in questo senso, con un nulla di fatto, ma condusse a una profonda riforma interna della Chiesa cattolica. Per almeno due secoli i decreti tridentini esercitarono un'influenza decisiva non solo sulla vita religiosa, ma anche sulla cultura e su molti aspetti del vivere civile dell'Europa cattolica.&lt;br /&gt;Durante i lavori conciliari, diluiti nell'arco di diciotto anni, Trento ospitò 284 prelati e numerosi altri delegati provenienti da diverse nazioni, assumendo di fatto il ruolo di capitale del cattolicesimo e di crocevia della politica europea. Nel terzo periodo del Concilio, quello conclusivo, a Trento erano presenti ambasciatori di dodici Stati. Per far fronte a questo compito la città, che all'epoca contava meno di diecimila abitanti, fu mobilitata a tutti i livelli, sotto l'abile guida del principe vescovo Cristoforo Madruzzo. Cardinali, vescovi, generali di ordini, teologi e ambasciatori, spesso accompagnati da folto seguito, furono ospitati nei principali palazzi, nei conventi e nelle locande, mentre le sessioni conciliari si tennero nella Chiesa di Santa Maria Maggiore e nella Cattedrale di San Vigilio. &lt;/p&gt;</text:p>
          </table:table-cell>
          <table:table-cell office:value-type="string">
            <text:p>&lt;p&gt; Kein historisches Ereignis hat die bürgerliche Identität der Stadt Trient wie das XIX Ökumenische Konzil beeinflusst, dass am 13. Dezember 1545 von der Römischen Kirche einberufen und nach zwei Unterbrechungen und verschiedenen Ereignissen am 4. Dezember 1563 feierlich abgeschlossen wurde. Trient war bereits in der Berufungsbulle des Jahres 1542 als Konzilssitz gewählt wurden, als Papst Paul III die Stadt als „bequemen, freien und für alle Nationen günstigen“ Sitz bezeichnete. Die geografische Lage der Stadt machte sie zu einem idealen Bindeglied zwischen Italien und der deutschen Welt, während ihr besonderes politisches Statut als „Stadt unter Führung eines Bischofs, Vasall des Kaisers“ eine Garantie sowohl für das Papsttum als auch für das Reich war. Die außerordentliche Versammlung, die versuchen sollte, die reformierten Kirchen Deutschlands mit der Heiligen Kirche zu vereinen, wurde diesbezüglich ergebnislos abgeschlossen, führte jedoch zu einer tiefgreifenden internen Reform der katholischen Kirche. Mindestens zwei Jahrhunderte lang übten die tridentinischen Dekrete nicht nur auf das religiöse Leben, sondern auch auf die Kultur und viele Aspekte des bürgerlichen Lebens des katholischen Europas einen entscheidenden Einfluss aus. Während des Konzils, das achtzehn Jahre lang dauerte, weilten 284 Prälaten und zahlreiche weitere Delegierte aus verschiedenen Nationen in Trient, was die Stadt zur Hauptstadt des Katholizismus und einem Kreuzweg der europäischen Politik machte. In der dritten und abschließenden Phase des Konzils waren Botschafter aus zwölf Staaten in Trient zu Gast. Um ihrer Aufgabe als Gastgeber gerecht zu werden, wurde die gesamte Stadt – die seinerzeit weniger als zehntausend Einwohner hatte – unter der fähigen Führung des Fürstbischofs Cristoforo Madruzzo mobilisiert. Kardinäle, Bischöfe, Ordensgeneräle, Theologen und Botschafter, nicht selten mit zahlreichem Gefolge, wurden in den wichtigsten Palästen, in Klöstern und in Herbergen untergebracht, während die Konzilssitzungen in der Kirche Santa Maria Maggiore und in der Kathedrale San Vigilio abgehalten wurden. &lt;/p&gt;</text:p>
          </table:table-cell>
          <table:table-cell office:value-type="string">
            <text:p>&lt;p&gt; No historical event has left a greater mark on the civic identity of Trento than the 19th Ecumenical Council called by the Church of Rome on 13 December 1545 and solemnly ended, after two interruptions and some vicissitudes, on 4 December 1563. Trento had been chosen as the Council venue already in the 1542 Bull of Indiction, when Pope Paul III called it "an easy location, free and convenient for all Nations". Its geographical position made it an ideal bridge between Italy and the German world, and its peculiar political status -“a city governed by a bishop vassal of the Emperor“ - offered guarantees to both the Papacy and the Empire. The extraordinary assembly, which was meant to reconcile the reformed German churches with the Holy See, ended with no success in this sense, but led to a deep internal reform of the Catholic Church. For at least two centuries the Trento decrees exercised a decisive influence not only on religious life, but also on culture and many aspects of civil life in Catholic Europe. During the Council works, which lasted for eighteen years, Trento was home to 284 prelates and numerous other delegates from different nations, taking up the actual role of capital of Catholicism and crossroads of European politics. <text:s/>In the third Council period, the conclusive one, in Trento were present ambassadors from twelve different countries. <text:s/>In order to accommodate them all, the city, which at the time numbered less than ten thousand inhabitants, was engaged at all levels under the capable leadership of Prince-Bishop Cristoforo Madruzzo. Cardinals, bishops, generals of various orders, theologians and ambassadors, often accompanied by a large entourage, were given hospitality in the main palaces, in monasteries and inns, and the council sessions were held in Santa Maria Maggiore and in San Vigilio’s Cathedral.&lt;/p&gt;</text:p>
          </table:table-cell>
        </table:table-row>
        <table:table-row table:style-name="ro2">
          <table:table-cell office:value-type="string">
            <text:p>text.3004</text:p>
          </table:table-cell>
          <table:table-cell office:value-type="string">
            <text:p>it</text:p>
          </table:table-cell>
          <table:table-cell office:value-type="string">
            <text:p>text</text:p>
          </table:table-cell>
          <table:table-cell office:value-type="string">
            <text:p>città</text:p>
          </table:table-cell>
          <table:table-cell office:value-type="string">
            <text:p>Dati</text:p>
          </table:table-cell>
          <table:table-cell office:value-type="string">
            <text:p>Angaben</text:p>
          </table:table-cell>
          <table:table-cell office:value-type="string">
            <text:p/>
            <text:p>Geographical information</text:p>
          </table:table-cell>
          <table:table-cell table:number-columns-repeated="5"/>
          <table:table-cell office:value-type="string">
            <text:p>dati1.jpg</text:p>
          </table:table-cell>
          <table:table-cell table:number-columns-repeated="3"/>
          <table:table-cell office:value-type="string">
            <text:p>22/11/2013 12:00 AM +0200</text:p>
          </table:table-cell>
          <table:table-cell office:value-type="string">
            <text:p>&lt;p&gt;&lt;b&gt;Stato:&lt;/b&gt; Italia&lt;/p&gt;&lt;p&gt;&lt;b&gt;Regione:&lt;/b&gt; Trentino-Alto Adige&lt;/p&gt;&lt;p&gt;&lt;b&gt;Provincia:&lt;/b&gt; Trento&lt;/p&gt;&lt;p&gt;&lt;b&gt;Popolazione residente:&lt;/b&gt; 116.298 &lt;/p&gt;&lt;p&gt;&lt;b&gt;Altezza sul livello del mare:&lt;/b&gt; Da un minimo di 194 metri di Piazza Duomo a un massimo di 2.180 metri del Monte Cornetto &lt;/p&gt;&lt;p&gt;&lt;b&gt;Superficie territoriale:&lt;/b&gt; 15.794 ettari, di cui il 78,3% è superficie agroforestale (più della metà boschi)&lt;/p&gt;&lt;p&gt;&lt;b&gt;Clima:&lt;/b&gt; prealpino&lt;/p&gt;&lt;p&gt;&lt;b&gt;Temperature:&lt;/b&gt; media di gennaio (mese più freddo) fra 0° e 2 ° C; media di luglio (mese più caldo) fra 22° e 23°C &lt;/p&gt;&lt;p&gt;&lt;b&gt;Corsi d'acqua:&lt;/b&gt; Adige, Fersina&lt;/p&gt;&lt;p&gt;&lt;b&gt;Abitanti:&lt;/b&gt; trentini&lt;/p&gt;&lt;p&gt;&lt;b&gt;Lingua:&lt;/b&gt; italiana&lt;/p&gt;</text:p>
          </table:table-cell>
          <table:table-cell office:value-type="string">
            <text:p>&lt;p&gt;&lt;b&gt;Staat:&lt;/b&gt; Italien&lt;/p&gt;&lt;p&gt;&lt;b&gt;Region:&lt;/b&gt; Trentino-Südtirol&lt;/p&gt;&lt;p&gt;&lt;b&gt;Provinz:&lt;/b&gt; Trient&lt;/p&gt;&lt;p&gt;&lt;b&gt;Ansässige Bevölkerung:&lt;/b&gt; 116.298 &lt;/p&gt;&lt;p&gt;&lt;b&gt;Höhe über dem Meeresspiegel:&lt;/b&gt; 194 Meter in der Piazza Duomo bis 2.180 Meter auf dem Monte Cornetto &lt;/p&gt;&lt;p&gt;&lt;b&gt;Fläche:&lt;/b&gt; 15.794Hektar, davon 78,3% <text:s/>forstwirtschaftliche Fläche (um mehr als die <text:s/>Hälfte Wälder)&lt;/p&gt;&lt;p&gt;&lt;b&gt;Klima:&lt;/b&gt; Voralpenklima&lt;/p&gt;&lt;p&gt;&lt;b&gt;Temperaturen:&lt;/b&gt; im Januar (der kälteste Monat) durchschnittlich zwischen 0Â° und 2 Â° C; im Juli (der heißeste Monat) zwischen 22Â° und 23Â°C &lt;/p&gt;&lt;p&gt;&lt;b&gt;Wasserläufe:&lt;/b&gt; Etsch, Fersen&lt;/p&gt;&lt;p&gt;&lt;b&gt;Einwohner:&lt;/b&gt; Trentiner&lt;/p&gt;&lt;p&gt;&lt;b&gt;Sprache:&lt;/b&gt; italienich&lt;/p&gt;</text:p>
          </table:table-cell>
          <table:table-cell office:value-type="string">
            <text:p>&lt;p&gt;&lt;b&gt;State:&lt;/b&gt; Italy&lt;/p&gt;&lt;p&gt;&lt;b&gt;Region:&lt;/b&gt; Trentino-South Tyrol&lt;/p&gt;&lt;p&gt;&lt;b&gt;Provincie:&lt;/b&gt; Trento&lt;/p&gt;&lt;p&gt;&lt;b&gt;Resident population:&lt;/b&gt; 116.298 &lt;/p&gt;&lt;p&gt;&lt;b&gt;Height above sea level:&lt;/b&gt; From a minimum of 194 metres in Piazza Duomo to a maximum of 2,180 metres on Conte Cornetto&lt;/p&gt;&lt;p&gt;&lt;b&gt;Territory surface area:&lt;/b&gt; 15.794 hectares (39,027 acres), of which 78.3% woods and arable land (more than half woods)&lt;/p&gt;&lt;p&gt;&lt;b&gt;Climate:&lt;/b&gt; sub-alpine&lt;/p&gt;&lt;p&gt;&lt;b&gt;Temperature:&lt;/b&gt;average temperature in January (the coldest month) between 0°C and 2°C; average temperature in July (the hottest month) between 22°C and 23°C&lt;/p&gt;&lt;p&gt;&lt;b&gt;Rivers and streams:&lt;/b&gt; Adige, Fersina&lt;/p&gt;&lt;p&gt;&lt;b&gt;Population:/b&gt; trentini&lt;/p&gt;&lt;p&gt;&lt;b&gt;Language:&lt;/b&gt; Italian&lt;/p&gt;</text:p>
          </table:table-cell>
        </table:table-row>
        <table:table-row table:style-name="ro3">
          <table:table-cell office:value-type="string">
            <text:p>text.3005</text:p>
          </table:table-cell>
          <table:table-cell office:value-type="string">
            <text:p>it</text:p>
          </table:table-cell>
          <table:table-cell office:value-type="string">
            <text:p>text</text:p>
          </table:table-cell>
          <table:table-cell office:value-type="string">
            <text:p>card</text:p>
          </table:table-cell>
          <table:table-cell office:value-type="string">
            <text:p>La Card “TrentoRovereto città di culture”</text:p>
          </table:table-cell>
          <table:table-cell office:value-type="string">
            <text:p>Die „TrentoRovereto Città di culture“-Karte</text:p>
            <text:p/>
          </table:table-cell>
          <table:table-cell office:value-type="string">
            <text:p>The 'TrentoRovereto Città di culture' card</text:p>
          </table:table-cell>
          <table:table-cell table:number-columns-repeated="5"/>
          <table:table-cell office:value-type="string">
            <text:p>card.jpg</text:p>
          </table:table-cell>
          <table:table-cell table:number-columns-repeated="3"/>
          <table:table-cell office:value-type="string">
            <text:p>22/11/2013 12:00 AM +0200</text:p>
          </table:table-cell>
          <table:table-cell office:value-type="string">
            <text:p>Visitare Trento e Rovereto significa immergersi in un mondo di arte, storia e cultura. Due città che hanno  nella vivacità e nella ricchezza della loro offerta culturale il loro punto di forza turistico e che per questo hanno deciso di mettersi in rete, superando le barriere geografiche e dando vita al distretto culturale &lt;i&gt;TrentoRovereto Città di Culture&lt;/i&gt;.&lt;br /&gt;Accesso privilegiato all'offerta integrata di distretto, è una card innovativa, che permette di visitare musei, palazzi, castelli, siti archeologici delle due città e dei loro dintorni, senza doversi preoccupare di fare il biglietto.&lt;br /&gt;&lt;br /&gt;&lt;br /&gt;&lt;b&gt;COSTO &lt;/b&gt;&lt;br /&gt;&lt;br /&gt;20 euro per persona. Il prezzo non cambia nel caso di "estensione card 3 mesi" e/o anche di abilitazione della "card formato family" (la card viene estesa anche ai bambini ed ai ragazzi fino a 18 anni).&lt;br /&gt;&lt;br /&gt;&lt;b&gt;COSA COMPRENDE&lt;/b&gt;&lt;br /&gt;&lt;br /&gt;&lt;ul type="disc"&gt;&lt;li&gt;Un ingresso in tutti i musei/castelli del distretto turistico-culturale TrentoRovereto; &lt;/li&gt;&lt;li&gt; L'accesso illimitato per 48 ore ai trasporti pubblici locali;&lt;/li&gt;&lt;li&gt; Un brindisi Trentodoc presso i wine bar aderenti; &lt;/li&gt;&lt;li&gt;Un aperitivo Trentodoc servito a tavola nei ristoranti convenzionati;&lt;/li&gt;&lt;li&gt; La visita guidata delle cantine produttrici di Trentodoc;&lt;/li&gt;&lt;li&gt;Una borsa shopping "TrentoRovereto Città di Culture" in omaggio nei negozi aderenti per acquisti superiori a 20 €;&lt;/li&gt;&lt;li&gt;L'ingresso ridotto a un evento di un festival e altre manifestazioni culturali.&lt;/li&gt;&lt;/ul&gt;&lt;br /&gt;&lt;br /&gt;&lt;b&gt;TIPOLOGIE&lt;/b&gt;&lt;br /&gt;&lt;br /&gt;La card è emessa al portatore e ha una durata minima di 48 ore dall'utilizzo del primo servizio.&lt;br /&gt;&lt;br /&gt;Su richiesta e senza costi aggiuntivi vi è la possibilità di:&lt;ul type="disc"&gt;&lt;li&gt; estenderla a tre mesi: compilando l'apposito modulo la card diventa nominativa e dà la possibilità di fruire nel tempo di più servizi, ad esclusione del servizio trasporti la cui validità termina 48 ore dopo la prima validazione sui mezzi pubblici. &lt;/li&gt;&lt;/ul&gt;I moduli per l'estensione e la trasformazione della card possono essere richiesti agli sportelli di emissione della card o possono essere compilati on line sul sito: www.trentorovereto.it&lt;br /&gt;&lt;br /&gt;&lt;b&gt;DOVE SI ACQUISTA&lt;/b&gt;&lt;br /&gt;&lt;br /&gt;La card è disponibile presso le Aziende per il turismo di Trento e Rovereto e le biglietterie dei musei e dei castelli.&lt;br /&gt;&lt;br /&gt;&lt;b&gt;COME SI UTILIZZA&lt;/b&gt;&lt;br /&gt;&lt;br /&gt;Musei e castelli: è necessario esibirla presso le biglietterie per la validazione.&lt;br /&gt;Trasporti pubblici locali: è necessario vidimarla avvicinandola all'apposito lettore sui mezzi pubblici, per i treni <text:s/>la vidimazione va eseguita in stazione.&lt;br /&gt;Wine bar: è necessario presentarla per ricevere la degustazione di Trentodoc.&lt;br /&gt;Ristoranti e negozi: è necessario esibirla in anticipo per poter usufruire dei vantaggi connessi.&lt;br /&gt;&lt;br /&gt;&lt;b&gt;CONSERVA LA CARD&lt;/b&gt;&lt;br /&gt;&lt;br /&gt;Anche dopo la scadenza “TrentoRovereto Città di Culture” potrà offrirti nuovi vantaggi e promozioni.&lt;br /&gt;Infatti, grazie alla sua tecnologia, potrà essere ricaricata per l'utilizzo dei trasporti pubblici in Trentino. Recandosi presso una biglietteria di Trentino Trasporti e caricando l'importo che si desidera, la card si trasformerà in una prepagata a scalare, da utilizzare sul trasporto urbano.&lt;br /&gt;&lt;br /&gt;&lt;b&gt;&lt;i&gt;Info&lt;/i&gt;&lt;/b&gt;&lt;br /&gt;&lt;a href="http://www.trentorovereto.it" target="_blank"&gt;www.trentorovereto.it&lt;/a&gt;&lt;br/&gt;&lt;br /&gt;&lt;b&gt;Azienda per il turismo Trento, Monte Bondone e Valle dei Laghi&lt;/b&gt;&lt;br /&gt;Via Manci 2, 38122 Trento&lt;br /&gt;Apertura e orari: tutti i giorni 9.00 - 19.00&lt;br /&gt;Tel &lt;a href="tel:0461216000"&gt;0461 216000&lt;/a&gt; &lt;br /&gt;Fax 0461 216060&lt;br /&gt;&lt;a href="mailto:informazioni@apt.trento.it"&gt;informazioni@apt.trento.it&lt;/a&gt;&lt;br /&gt;&lt;br /&gt;&lt;a href="http://www.discovertrento.it" target="_blank"&gt;www.discovertrento.it&lt;/a&gt;</text:p>
          </table:table-cell>
          <table:table-cell office:value-type="string">
            <text:p>Wer Trient und Rovereto besucht, taucht in eine Welt der Kunst, der Geschichte und der Kultur ein. Die touristische Stärke beider Städte liegt nämlich in der Vitalität und in dem Reichtum ihrer kulturellen Angebote. Aus diesem Grunde haben sie beschlossen, geographische Barrieren durch eine gegenseitige Vernetzung und die Schaffung des Kulturclusters „TrentoRovereto. Città di Culture“ (TrientRovereto. Städte der Kulturen) zu überwinden. Einen privilegierten Zugang zum vernetzten Angebot dieses Kulturclusters erhalten die Inhaber einer innovativen Karte, die sie dazu berechtigt, in jeder der beiden Städte und ihrer Umgebung Museen, Anwesen, Schlösser und archäologische Fundstätten zu besichtigen, ohne sich um Eintrittskarten kümmern zu müssen.</text:p>
            <text:p/>
            <text:p>PREIS</text:p>
            <text:p>20 Euro pro Person. Der Preis bleibt unverändert, falls Sie sich für eine 3-monatige Verlängerung und/oder eine Familienkarte entscheiden.</text:p>
            <text:p/>
            <text:p>DIE VORTEILE AUF EINEN BLICK</text:p>
            <text:p>-<text:tab/>freier Eintritt in alle Museen und Schlösser des touristisch-kulturellen TrentoRovereto-Clusters;</text:p>
            <text:p>-<text:tab/>freie, unbegrenzte Benutzung des öffentlichen Personennahverkehrs während 48 Stunden;</text:p>
            <text:p>-<text:tab/>(in teilnehmenden Weinlokalen) ein kostenloses Glas Trentodoc zum Anstoßen;</text:p>
            <text:p>-<text:tab/>(in teilnehmenden Restaurants) einen kostenlosen Aperitif Trentodoc an Ihren Tisch serviert;</text:p>
            <text:p>-<text:tab/>eine Führung durch die Weinkellereien, in denen Trentodoc produziert wird;</text:p>
            <text:p>-<text:tab/>(bei einem Einkauf von über 20 € in teilnehmenden Geschäften) eine kostenlose Einkaufstasche mit der Aufschrift „TrentoRovereto Città di Culture“;</text:p>
            <text:p>-<text:tab/>ermäßigter Eintritt zu einer Festivalveranstaltung und zu anderen kulturellen Veranstaltungen.</text:p>
            <text:p/>
            <text:p>KATEGORIEN VON KARTEN</text:p>
            <text:p/>
            <text:p>Die Karte ist nicht namentlich und hat eine Mindestgültigkeit von 48 Stunden ab deren ersten Verwendung.</text:p>
            <text:p/>
            <text:p>Auf Wunsch können Sie ohne Zusatzkosten ... </text:p>
            <text:p>-<text:tab/>ihre Gültigkeit auf drei Monate verlängern, indem man das entsprechende Formular ausfüllt. In diesem Fall wird die Karte namentlich und ermöglicht es, mehr Dienstleistungen über einen längeren Zeitraum in Anspruch zu nehmen, mit Ausnahme allerdings der Dienstleistungen des öffentlichen Personennahverkehrs, die 48 Stunden nach der ersten Verwendung der Karte in einem öffentlichen Verkehrsmittel wieder gebührenpflichtig werden.</text:p>
            <text:p>-<text:tab/>die Karte in eine Familienkarte umwandeln, indem man das entsprechende Formular ausfüllt. Dadurch werden die Vorteile der Karte in Bezug auf Zugang zu allen kulturellen Dienstleistungen auf alle unter 18-jährigen Kinder Ihrer Familie erweitert.</text:p>
            <text:p/>
            <text:p>Die Formulare zur Erweiterung der Gültigkeitsdauer und zur Umwandlung der Karte in eine Familienkarte sind an allen Schaltern erhältlich, an denen sie ausgestellt wird, oder können auch online, d. h. auf dem folgenden Website, ausgefüllt werden: www.trentorovereto.de</text:p>
            <text:p>VERKAUFSSTELLEN</text:p>
            <text:p>Die Karte ist in den Touristeninformationsbüros („Azienda per il turismo“) der Städte Trient und Rovereto sowie an den Kassen der teilnehmenden Museen und Schlösser erhältlich.</text:p>
            <text:p/>
            <text:p>WIE SIE DIE KARTE VERWENDEN</text:p>
            <text:p>Museen und Schlösser: Sie müssen die Karte am Ticketschalter zur Bestätigung vorzeigen.</text:p>
            <text:p>Öffentlicher Personennahverkehr: Sie müssen die Karte vor das Prüfgerät halten. Wenn Sie mit dem Zug reisen wollen, müssen Sie vor dem Einsteigen eines der sich am Bahnhof befindlichen Prüfgeräte verwenden.</text:p>
            <text:p>Weinlokale: Sie müssen Ihre Karte vorzeigen, um Trentodoc kostenlos verkosten zu dürfen.</text:p>
            <text:p>Restaurants und Geschäfte: Sie müssen Ihre Karte im Voraus vorzeigen, um die damit verbundenen Vorteile zu genießen.</text:p>
            <text:p/>
            <text:p>BEHALTEN SIE DIE KARTE</text:p>
            <text:p>Auch nach Ablauf ihrer Gültigkeit kann die „TrentoRovereto. Città di Culture“-Karte Sie zu Vorteilen und Rabatten berechtigen.</text:p>
            <text:p>Außerdem ist sie dank der verwendeten Technologie für die Benutzung der öffentlichen Verkehrsmittel im Trentino wiederaufladbar. Wenn Sie die Karte an einem „Trentino Trasporti“-Schalter mit einem Betrag Ihrer Wahl aufladen, verwandelt sie sich in eine Guthabenkarte für die Benutzung der öffentlichen Stadtverkehrsmittel.</text:p>
            <text:p/>
            <text:p>Info</text:p>
            <text:p>www.trentorovereto.de</text:p>
            <text:p/>
            <text:p>Azienda per il turismo Trento, Monte Bondone e Valle dei Laghi</text:p>
            <text:p>Via Manci 2, 38122 Trento</text:p>
            <text:p>Öffnungszeiten: jeden Tag von 9 bis 19 Uhr</text:p>
            <text:p>Tel.: (+39) 0461 216000</text:p>
            <text:p>Fax: (+39) 0461 216060</text:p>
            <text:p/>
            <text:p>www.apt.trento.it/de/</text:p>
          </table:table-cell>
          <table:table-cell office:value-type="string">
            <text:p>The 'TrentoRovereto Città di culture' card</text:p>
            <text:p/>
            <text:p>Visitors to Trento and Rovereto can't help immersing themselves in a world of art, history, and culture. No wonder since, touristically speaking, the forte of these two towns has always lain in the vivacity and richness of their cultural offers. That's why, after having come to the conclusion that it was time they became part of a dual network that overcomes geographical barriers, they have now created a cultural cluster named 'TrentoRovereto. Città di Culture' (TrentoRovereto. Towns of Cultures). An innovative card entitles its holder to privileged access to the cluster's integrated offer: it allows him or her to visit museums, stately homes, castles, and archaeological sites located in either of the two towns or in their surroundings without having to bother about buying tickets.</text:p>
            <text:p/>
            <text:p>PRICE</text:p>
            <text:p>20 euros per person. The price remains unchanged in case you opt for a 3-month extension and/or for a family card.</text:p>
            <text:p/>
            <text:p>BENEFITS INCLUDE:</text:p>
            <text:p>-<text:tab/>free entrance to all the museums and castles included in the touristic-cultural cluster TrentoRovereto; </text:p>
            <text:p>-<text:tab/>unlimited 48-hour access to local public transport;</text:p>
            <text:p>-<text:tab/>(in participating wine bars) a free toast with Trentodoc sparkling wine; </text:p>
            <text:p>-<text:tab/>(in participating restaurants) one free glass of Trentodoc aperitif served at your table;</text:p>
            <text:p>-<text:tab/>a guided tour of the wineries where Trentodoc is made;</text:p>
            <text:p>-<text:tab/>(in participating shops if you spend over 20 €) one free shopping bag with the wording 'TrentoRovereto Città di Culture';</text:p>
            <text:p>-<text:tab/>discounted admission to a festival event and to other cultural events.</text:p>
            <text:p/>
            <text:p>TYPES OF CARDS</text:p>
            <text:p/>
            <text:p>The card released to the purchaser is not personal (i.e. it can be used by whoever has possession of it). It has a minimum validity of 48 hours from its first use.</text:p>
            <text:p/>
            <text:p>Upon request and at no extra charge, ...:</text:p>
            <text:p>-<text:tab/>the validity of the card can be extended to three months by filling in a form. Doing so means that the card becomes personal (i.e. non-transferable) and that you can spread your use of the services over a longer period of time. However, the extended validity does not apply to your use of the local public transport services, for which you have to pay once 48 hours have passed since the first validation of the card on a means of public transport.</text:p>
            <text:p>-<text:tab/>the card can be turned into a family card by filling in a form. As a result, its benefits in terms of access to all cultural services are extended to all the cardholder's children who are under 18 years of age. </text:p>
            <text:p/>
            <text:p>The forms for the extension of the card's validity period and for its transformation from individual to family card are available at any desk where such card are issued or can be filled in online at the following website:</text:p>
            <text:p/>
            <text:p>WHERE TO PURCHASE THE CARD</text:p>
            <text:p>The card is available at the Trento and Rovereto tourist board offices ('Azienda per il turismo') as well as at the ticket offices of the participating museums and castles.</text:p>
            <text:p/>
            <text:p>HOW TO USE THE CARD</text:p>
            <text:p>Museums and castles: you must present the card for validation at the ticket office.</text:p>
            <text:p>Local public transport: once on board, you must hold your card in front of the card reader; if you want to travel by train, you must hold your card in front of one of the card readers of the railway station before you board the train.</text:p>
            <text:p>Wine bars: you must show your card to the staff in order to be entitled to a free toast with Trentodoc.</text:p>
            <text:p>Restaurants and shops: you must show your card beforehand in order to be able to enjoy the advantages connected with it.</text:p>
            <text:p/>
            <text:p>KEEP THE CARD</text:p>
            <text:p>Your 'TrentoRovereto. Città di Culture' card may entitle you to new benefits and discounts even after its expiry date has passed.</text:p>
            <text:p>Moreover, thanks to its technology, the card is rechargeable and can be used again on public transport in Trentino. Just go to a 'Trentino Trasporti' ticket office and reload the card with the amount of your choice. It will turn into a prepaid card that can be used on urban public transport.</text:p>
            <text:p/>
            <text:p>Info</text:p>
            <text:p>www.trentorovereto.en </text:p>
            <text:p/>
            <text:p>Azienda per il turismo Trento, Monte Bondone e Valle dei Laghi</text:p>
            <text:p>Via Manci 2, 38122 Trento</text:p>
            <text:p>Opening hours: every day from 9 a.m. to 7 p.m.</text:p>
            <text:p>Tel.: (+39) 0461 216000</text:p>
            <text:p>Fax: (+39) 0461 216060</text:p>
            <text:p/>
            <text:p>www.apt.trento.it/en/</text:p>
          </table:table-cell>
        </table:table-row>
        <table:table-row table:style-name="ro4">
          <table:table-cell office:value-type="string">
            <text:p>text.3006</text:p>
          </table:table-cell>
          <table:table-cell office:value-type="string">
            <text:p>it</text:p>
          </table:table-cell>
          <table:table-cell office:value-type="string">
            <text:p>text</text:p>
          </table:table-cell>
          <table:table-cell office:value-type="string">
            <text:p>Servizi</text:p>
          </table:table-cell>
          <table:table-cell table:number-columns-repeated="3" office:value-type="string">
            <text:p>Dimmi</text:p>
          </table:table-cell>
          <table:table-cell table:number-columns-repeated="9"/>
          <table:table-cell office:value-type="string">
            <text:p>22/11/2013 12:00 AM +0200</text:p>
          </table:table-cell>
          <table:table-cell office:value-type="string">
            <text:p>&lt;p&gt;È un servizio di dialogo e informazione tramite SMS per i cittadini. Grazie ad una avanzata tecnologia linguistica su cui si basa, comprende la richiesta ed è in grado di inviare la relativa risposta in pochi secondi.&lt;br /&gt;Dimmi è un servizio innovativo che, grazie alla tecnologia COsmOs, permette di ricevere informazioni di diverso genere in maniera facile e veloce, inviando un semplice SMS con la richiesta al numero 333.8888188.&lt;br /&gt;&lt;br /&gt;&lt;b&gt;Dimmi risponde a domande del tipo:&lt;/b&gt;&lt;br /&gt;&lt;ul&gt;&lt;li&gt;Dove pago ICI a Trento?&lt;/li&gt;&lt;li&gt;Quale farmacia è di turno a Trento?&lt;/li&gt;&lt;li&gt;Quando parte la prossima corriera da Trento a Cavalese?&lt;/li&gt;&lt;li&gt;Dove trovo una guardia medica a Trento?&lt;/li&gt;&lt;li&gt;Quando apre la biblioteca di Trento?&lt;/li&gt;&lt;/ul&gt;&lt;/p&gt;</text:p>
          </table:table-cell>
          <table:table-cell office:value-type="string">
            <text:p/>
            <text:p>Dimmi</text:p>
            <text:p/>
            <text:p>„Dimmi“ (Sag mir) ist ein SMS-Dialog- und Informationsdienst für die Bürger. Dank der fortgeschrittenen Sprachtechnologie, auf der es beruht, ist das System dazu imstande, die jeweilige Frage zu verstehen und innerhalb weniger Sekunden eine relevante Antwort darauf zu senden.</text:p>
            <text:p>„Dimmi“ ist ein innovativer Service, der es dank der COsmOs-Technologie ermöglicht, verschiedene Arten von Auskünften einfach durch Absenden einer SMS-Frage an die Nummer (+39) 333.8888188 schnell zu erhalten.</text:p>
            <text:p/>
            <text:p>Beispiele von Fragen, die „Dimmi“ beantworten kann:</text:p>
            <text:p>-<text:tab/>An welchen Orten in Trient kann ich die italienische Gemeindesteuer auf Immobilien (IMU) zahlen?</text:p>
            <text:p>-<text:tab/>Wo finde ich eine Apotheke, die heute Notdienst in Trient hat?</text:p>
            <text:p>-<text:tab/>Wann fährt der nächste Bus von Trient nach Cavalese ab?</text:p>
            <text:p>-<text:tab/>Wie erreiche ich den ärztlichen Notdienst in Trient?</text:p>
            <text:p>-<text:tab/>Was sind die Öffnungszeiten der Stadtbibliothek Trient?</text:p>
          </table:table-cell>
          <table:table-cell office:value-type="string">
            <text:p>Dimmi</text:p>
            <text:p/>
            <text:p>'Dimmi' (Tell me) is an SMS dialogue and information service for citizens. Thanks to the advanced language technology on which it relies, the system can understand questions and send a relevant answer in a matter of seconds.</text:p>
            <text:p>'Dimmi' is an innovative service based on the so-called COsmOs technology which makes it possible and easy to quickly receive various types of information simply by sending one's query by SMS to the following number: (+39) 333.8888188.</text:p>
            <text:p/>
            <text:p>'Dimmi' answers questions such as:</text:p>
            <text:p>-<text:tab/>Where can I pay the Italian property tax (IMU) in Trento?</text:p>
            <text:p>-<text:tab/>Where can I find an on-duty chemist in Trento?</text:p>
            <text:p>-<text:tab/>When does the next bus from Trento to Cavalese leave?</text:p>
            <text:p>-<text:tab/>Where can I find an on-duty GP in Trento?</text:p>
            <text:p>-<text:tab/>What are the opening hours of the Trento Town Library?</text:p>
          </table:table-cell>
        </table:table-row>
        <table:table-row table:style-name="ro5">
          <table:table-cell office:value-type="string">
            <text:p>text.3007</text:p>
          </table:table-cell>
          <table:table-cell office:value-type="string">
            <text:p>it</text:p>
          </table:table-cell>
          <table:table-cell office:value-type="string">
            <text:p>text</text:p>
          </table:table-cell>
          <table:table-cell office:value-type="string">
            <text:p>Servizi</text:p>
          </table:table-cell>
          <table:table-cell office:value-type="string">
            <text:p>Trento per tutti</text:p>
          </table:table-cell>
          <table:table-cell office:value-type="string">
            <text:p>Trient für alle </text:p>
          </table:table-cell>
          <table:table-cell office:value-type="string">
            <text:p>Trento for everyone</text:p>
          </table:table-cell>
          <table:table-cell table:number-columns-repeated="9"/>
          <table:table-cell office:value-type="string">
            <text:p>22/11/2013 12:00 AM +0200</text:p>
          </table:table-cell>
          <table:table-cell office:value-type="string">
            <text:p>&lt;p&gt;All'interno dell'applicazione sono riportate le indicazioni sull'accessibilità degli itinerari culturali della città. In questo modo ognuno potrà valutare, in base alle proprie possibilità, se è in grado di accedervi o meno. Le indicazioni sono state elaborate grazie al lavoro della Cooperativa HandiCREA.&lt;br /&gt;&lt;br /&gt;&lt;b&gt;Girare il centro in auto:&lt;br /&gt;&lt;/b&gt;Il centro storico di Trento è una zona a traffico limitato, ma si può percorrere anche in automobile se muniti del contrassegno invalidi. Inoltre le persone disabili possono parcheggiare gratuitamente anche nelle aree di sosta blu del Comune di Trento, esponendo l'apposito contrassegno.&lt;br /&gt;&lt;br /&gt;&lt;b&gt;Il trasporto pubblico urbano:&lt;br /&gt;&lt;/b&gt;L'azienda di trasporto pubblico urbano, la Trentino Trasporti Esercizio con il progetto "Viaggia libero", offre un servizio accessibile a tutti senza barriere. In città sono 12 le linee accessibili, e i mezzi utilizzati sono dotati di pianale superribassato, di lama estraibile per la salita/discesa delle carrozzelle e di posto riservato dotato di cintura di sicurezza. Qui si può trovare l'elenco delle linee e delle fermate abilitate per il servizio disabili:&lt;br /&gt;&lt;a href="http://www.ttesercizio.it/Public/Documenti/fermate_disabili_Trento.pdf"&gt;Fermate disabili Trento&lt;/a&gt;&lt;/p&gt;</text:p>
          </table:table-cell>
          <table:table-cell table:style-name="ce5" office:value-type="string">
            <text:p><text:span text:style-name="T8">&lt;p&gt;Trient für alle In der Anwendung sind Hinweise in Bezug auf die Zugänglichkeit der kulturellen Routen der Stadt angegeben. Jeder Besucher kann die einzelnen Routen somit entsprechend seinen individuellen Möglichkeiten wählen. Die Hinweise wurden dank der Unterstützung der Genossenschaft Cooperativa HandiCREA ausgearbeitet.&lt;br /&gt;&lt;br /&gt;&lt;b&gt;Besichtigung der Altstadt mit dem Auto:&lt;br /&gt;&lt;/b&gt;Die historische Altstadt von Trient ist eine verkehrsberuhigte Zone; wer in Besitz eines Behindertenkennzeichens ist, ist jedoch zur Durchfahrt berechtigt. Mobilitätsbehinderte parken außerdem auch auf den blau gekennzeichneten gebührenpflichtigen Parkplätzen der Stadt Trient kostenlos; das Behindertenkennzeichen muss sichtbar ausgestellt werden.&lt;br /&gt;&lt;br /&gt;&lt;b&gt;Öffentliche Verkehrsmittel:&lt;br /&gt;&lt;/b&gt;Die Gesellschaft für öffentliche Verkehrsmittel, Trentino Trasporti Esercizio, bietet allen mit dem Projekt „Viaggia libero“ einen barrierefreien Zugang zum öffentlichen Transport. In der Stadt fahren 12 Linien mit Niederflurtechnik bzw. ausziehbaren Plattformen für den Ein- und Ausstieg von Rollstühlen sowie einem reservierten Platz mit Sicherheitsgurt. Die Liste der Linien und Haltestellen, die für den Mobilitätsbehindertenservice ausgelegt sind, finden Sie unter: &lt;a href="</text:span><text:span text:style-name="T17">http://www.ttesercizio.it/Public/Documenti/fermate_disabili_Trento.pdf</text:span><text:span text:style-name="T18">"&gt;Fermate disabili Trento&lt;/a&gt;&lt;/p&gt;</text:span></text:p>
          </table:table-cell>
          <table:table-cell office:value-type="string">
            <text:p>&lt;p&gt;In the application you can find information on the accessibility of the city cultural routes, so everyone will be able to see whether it is possible for him/her to access them. The information was produced thanks to the work of Cooperativa HandiCREA.Driving in the city centre Trento’s historical centre is a restricted traffic zone, but you can drive in it if your car bears the disable badge. Disabled people can also park for free in the blue parking spaces of the town, provided they display the proper badge.Urban public transport The urban public transport company, Trentino Trasporti Esercizio, offers with its "Viaggia libero" project a barrier-free service for everyone. The city offers 12 accessible lines and the vehicles come with a very low floor, an extendible ramp to load/unload wheelchairs and reserved seats with seat belt. <text:s/>At the following address you will find the list of bus lines and stops authorized for disabled people service: &lt;a href="<text:span text:style-name="T17">http://www.ttesercizio.it/Public/Documenti/fermate_disabili_Trento.pdf</text:span><text:span text:style-name="T18">"&gt;Fermate disabili Trento&lt;/a&gt;&lt;/p&gt;</text:span></text:p>
          </table:table-cell>
        </table:table-row>
        <table:table-row table:style-name="ro1">
          <table:table-cell office:value-type="string">
            <text:p>text.3008</text:p>
          </table:table-cell>
          <table:table-cell office:value-type="string">
            <text:p>it</text:p>
          </table:table-cell>
          <table:table-cell office:value-type="string">
            <text:p>text</text:p>
          </table:table-cell>
          <table:table-cell office:value-type="string">
            <text:p>Servizi</text:p>
          </table:table-cell>
          <table:table-cell table:number-columns-repeated="3" office:value-type="string">
            <text:p>Azienda per il turismo Trento, Monte Bondone e Valle dei Laghi</text:p>
          </table:table-cell>
          <table:table-cell office:value-type="string">
            <text:p>Via Manci 2, 38122 Trento</text:p>
          </table:table-cell>
          <table:table-cell table:number-columns-repeated="8"/>
          <table:table-cell office:value-type="string">
            <text:p>22/11/2013 12:00 AM +0200</text:p>
          </table:table-cell>
          <table:table-cell office:value-type="string">
            <text:p>&lt;p&gt;&lt;b&gt;Apertura e orari: tutti i giorni 9.00 - 19.00&lt;br /&gt;Tel &lt;a href="tel:0461216000"&gt;0461 216000&lt;/a&gt; &lt;br /&gt;Fax 0461 216060&lt;br /&gt;&lt;a href="mailto:informazioni@apt.trento.it"&gt;informazioni@apt.trento.it&lt;/a&gt; &lt;br /&gt;&lt;a href="http://www.discovertrento.it" target="_blank"&gt;www.discovertrento.it&lt;/a&gt; &lt;/p&gt;</text:p>
          </table:table-cell>
          <table:table-cell office:value-type="string">
            <text:p>&lt;p&gt;&lt;b&gt;Öffnungszeiten: täglich 9.00 - 19.00&lt;br /&gt;Tel &lt;a href="tel:0461216000"&gt;0461 216000&lt;/a&gt; &lt;br /&gt;Fax 0461 216060&lt;br /&gt;&lt;a href="mailto:informazioni@apt.trento.it"&gt;informazioni@apt.trento.it&lt;/a&gt; &lt;br /&gt;&lt;a href="http://www.apt.trento.it" target="_blank"&gt;www.apt.trento.it&lt;/a&gt; &lt;/p&gt;</text:p>
          </table:table-cell>
          <table:table-cell office:value-type="string">
            <text:p>&lt;p&gt;&lt;b&gt;Opening times: everyday 9.00 a.m. - 7.00 p.m. &lt;br /&gt;Tel &lt;a href="tel:0461216000"&gt;0461 216000&lt;/a&gt; &lt;br /&gt;Fax 0461 216060&lt;br /&gt;&lt;a href="mailto:informazioni@apt.trento.it"&gt;informazioni@apt.trento.it&lt;/a&gt; &lt;br /&gt;&lt;a href="http://www.apt.trento.it" target="_blank"&gt;www.apt.trento.it&lt;/a&gt; &lt;/p&gt;</text:p>
          </table:table-cell>
        </table:table-row>
        <table:table-row table:style-name="ro1">
          <table:table-cell office:value-type="string">
            <text:p>text.3009</text:p>
          </table:table-cell>
          <table:table-cell office:value-type="string">
            <text:p>it</text:p>
          </table:table-cell>
          <table:table-cell office:value-type="string">
            <text:p>text</text:p>
          </table:table-cell>
          <table:table-cell office:value-type="string">
            <text:p>Servizi</text:p>
          </table:table-cell>
          <table:table-cell table:number-columns-repeated="3" office:value-type="string">
            <text:p>Ufficio Turismo</text:p>
          </table:table-cell>
          <table:table-cell office:value-type="string">
            <text:p>Via Belenzani 19, 38122 Trento</text:p>
          </table:table-cell>
          <table:table-cell table:number-columns-repeated="8"/>
          <table:table-cell office:value-type="string">
            <text:p>22/11/2013 12:00 AM +0200</text:p>
          </table:table-cell>
          <table:table-cell office:value-type="string">
            <text:p>&lt;p&gt;Tel: &lt;a href="tel:0461884169"&gt;0461 884169&lt;/a&gt; &lt;br /&gt;Email: &lt;a href="mailto:cultura.comune.tn@cert.legalmail.it"&gt;cultura.comune.tn@cert.legalmail.it&lt;/a&gt; &lt;br /&gt;Sito internet: &lt;a href="http://www.comune.trento.it/Aree-Tematiche/Turismo" target="_blank"&gt;www.comune.trento.it&lt;/a&gt; &lt;/p&gt;</text:p>
          </table:table-cell>
          <table:table-cell table:number-columns-repeated="2" office:value-type="string">
            <text:p>&lt;p&gt;Tel &lt;a href="tel:0461884169"&gt;0461 884169&lt;/a&gt; &lt;br /&gt;&lt;a href="mailto:ufficio_turismo@comune.trento.it"&gt;ufficio_turismo@comune.trento.it&lt;/a&gt; &lt;br /&gt;&lt;a href="http://www.comune.trento.it/Aree-Tematiche/Turismo" target="_blank"&gt;www.comune.trento.it/Aree-Tematiche/Turismo&lt;/a&gt; &lt;/p&gt;</text:p>
          </table:table-cell>
        </table:table-row>
        <table:table-row table:style-name="ro1">
          <table:table-cell office:value-type="string">
            <text:p>text.3010</text:p>
          </table:table-cell>
          <table:table-cell office:value-type="string">
            <text:p>it</text:p>
          </table:table-cell>
          <table:table-cell office:value-type="string">
            <text:p>text</text:p>
          </table:table-cell>
          <table:table-cell office:value-type="string">
            <text:p>Servizi</text:p>
          </table:table-cell>
          <table:table-cell table:number-columns-repeated="3" office:value-type="string">
            <text:p>URP – Ufficio Relazioni con il Pubblico</text:p>
          </table:table-cell>
          <table:table-cell office:value-type="string">
            <text:p>Via Manci 2, 38122 Trento</text:p>
          </table:table-cell>
          <table:table-cell table:number-columns-repeated="8"/>
          <table:table-cell office:value-type="string">
            <text:p>22/11/2013 12:00 AM +0200</text:p>
          </table:table-cell>
          <table:table-cell office:value-type="string">
            <text:p>&lt;p&gt;Tel: &lt;a href="tel:0461884453"&gt;0461 884453&lt;/a&gt;&lt;br /&gt;nr. verde: &lt;a href="tel:800017615"&gt;800 017615&lt;/a&gt; &lt;br /&gt;Email: &lt;a href="mailto:comurp@comune.trento.it"&gt;comurp@comune.trento.it&lt;/a&gt;&lt;br/&gt;Orari di <text:s/>dalle 9.00 alle 16.30apertura: da lunedì a venerdì&lt;/p&gt;</text:p>
          </table:table-cell>
          <table:table-cell office:value-type="string">
            <text:p>&lt;p&gt;Tel &lt;a href="tel:0461884453"&gt;0461 884453&lt;/a&gt;&lt;br /&gt;Gebührenfreie Telefonnummer 800017615 (aus Italien)&lt;br /&gt;&lt;a href="mailto:comurp@comune.trento.it"&gt;comurp@comune.trento.it&lt;/a&gt;&lt;/p&gt;</text:p>
          </table:table-cell>
          <table:table-cell office:value-type="string">
            <text:p>&lt;p&gt;Tel &lt;a href="tel:0461884453"&gt;0461 884453&lt;/a&gt;&lt;br /&gt;nr. verde &lt;a href="tel:800017615"&gt;800 017615&lt;/a&gt; &lt;br /&gt;&lt;a href="mailto:comurp@comune.trento.it"&gt;comurp@comune.trento.it&lt;/a&gt;&lt;/p&gt;</text:p>
          </table:table-cell>
        </table:table-row>
        <table:table-row table:style-name="ro1">
          <table:table-cell office:value-type="string">
            <text:p>text.3011</text:p>
          </table:table-cell>
          <table:table-cell office:value-type="string">
            <text:p>it</text:p>
          </table:table-cell>
          <table:table-cell office:value-type="string">
            <text:p>text</text:p>
          </table:table-cell>
          <table:table-cell office:value-type="string">
            <text:p>Servizi</text:p>
          </table:table-cell>
          <table:table-cell office:value-type="string">
            <text:p>Cooperativa HandiCREA - Sportello Handicap </text:p>
          </table:table-cell>
          <table:table-cell office:value-type="string">
            <text:p>Cooperativa HandiCREA – Schalter „Handicap“</text:p>
          </table:table-cell>
          <table:table-cell office:value-type="string">
            <text:p>Cooperativa HandiCREA - Disability services office</text:p>
          </table:table-cell>
          <table:table-cell office:value-type="string">
            <text:p>Via San Martino 46, 38122 Trento</text:p>
          </table:table-cell>
          <table:table-cell table:number-columns-repeated="8"/>
          <table:table-cell office:value-type="string">
            <text:p>22/11/2013 12:00 AM +0200</text:p>
          </table:table-cell>
          <table:table-cell office:value-type="string">
            <text:p>&lt;p&gt;La cooperativa è il punto di riferimento delle persone con disabilità nella provincia ed è diventata nel tempo il soggetto mediatore tra i bisogni degli utenti disabili e i servizi distribuiti sul territorio. Fornisce informazioni su trasporti, turismo, sport, cultura e barriere architettoniche.&lt;br /&gt; Via San Martino 46, 38122 Trento&lt;br /&gt;Apertura e orari: 9.00-12.30 e 13.30-17.00 (sabato e domenica chiuso)&lt;br /&gt;Tel &lt;a href="tel:0461239396"&gt;0461 239396&lt;/a&gt; &lt;br /&gt;&lt;a href="mailto:info@handicrea.it"&gt;info@handicrea.it&lt;/a&gt; &lt;br /&gt;&lt;a href="http://www.handicrea.it" target="_blank"&gt;www.handicrea.it&lt;/a&gt;</text:p>
          </table:table-cell>
          <table:table-cell office:value-type="string">
            <text:p>&lt;p&gt;Die Genossenschaft ist der Bezugspunkt für mobilitätsbehinderte Personen in der Provinz Trient und hat gleichzeitig auch Mittlerfunktion zwischen den Bedürfnissen der Betroffenen und den Service-Anbietern auf dem Territorium. Die Cooperativa HandiCREA liefert Informationen über Transport, Tourismus, Sport, Kultur und architektonische Barrieren.&lt;br /&gt; Via San Martino 46, 38122 Trient&lt;br /&gt;Öffnungszeiten: 9.00-12.30 und 13.30-17.00 (samstags und sonntags geschlossen)&lt;br /&gt;Tel &lt;a href="tel:0461239396"&gt;0461 239396&lt;/a&gt; &lt;br /&gt;&lt;a href="mailto:handicra@trentino.net"&gt;handicra@trentino.net&lt;/a&gt; &lt;br /&gt;&lt;a href="http://www.handicrea.it" target="_blank"&gt;www.handicrea.it&lt;/a&gt;</text:p>
          </table:table-cell>
          <table:table-cell office:value-type="string">
            <text:p>&lt;p&gt;The cooperative is the reference point for people with disabilities in the province and has become in time the mediator between the needs of disabled users and the services deployed in the area. It offers information on transport, tourism, sport, culture and architectural barriers.&lt;br /&gt; Via San Martino 46, 38122 Trento&lt;br /&gt;Opening times: 9.00 a.m. - 12.30 p.m. And 1.30 p.m. - 5.00 p.m. (closed on Saturdays and Sundays)&lt;br /&gt;Tel &lt;a href="tel:0461239396"&gt;0461 239396&lt;/a&gt; &lt;br /&gt;&lt;a href="mailto:handicra@trentino.net"&gt;handicra@trentino.net&lt;/a&gt; &lt;br /&gt;&lt;a href="http://www.handicrea.it" target="_blank"&gt;www.handicrea.it&lt;/a&gt;</text:p>
          </table:table-cell>
        </table:table-row>
        <table:table-row table:style-name="ro1">
          <table:table-cell office:value-type="string">
            <text:p>text.3012</text:p>
          </table:table-cell>
          <table:table-cell office:value-type="string">
            <text:p>it</text:p>
          </table:table-cell>
          <table:table-cell office:value-type="string">
            <text:p>text</text:p>
          </table:table-cell>
          <table:table-cell office:value-type="string">
            <text:p>Servizi</text:p>
          </table:table-cell>
          <table:table-cell table:number-columns-repeated="3" office:value-type="string">
            <text:p>Meteo</text:p>
          </table:table-cell>
          <table:table-cell table:number-columns-repeated="9"/>
          <table:table-cell office:value-type="string">
            <text:p>20/12/2013 12:00 AM +0100</text:p>
          </table:table-cell>
          <table:table-cell table:number-columns-repeated="3"/>
        </table:table-row>
        <table:table-row table:style-name="ro6">
          <table:table-cell office:value-type="string">
            <text:p>text.3013</text:p>
          </table:table-cell>
          <table:table-cell office:value-type="string">
            <text:p>it</text:p>
          </table:table-cell>
          <table:table-cell office:value-type="string">
            <text:p>text</text:p>
          </table:table-cell>
          <table:table-cell office:value-type="string">
            <text:p>Servizi</text:p>
          </table:table-cell>
          <table:table-cell table:number-columns-repeated="3" office:value-type="string">
            <text:p>Wilma</text:p>
          </table:table-cell>
          <table:table-cell table:number-columns-repeated="9"/>
          <table:table-cell office:value-type="string">
            <text:p>20/12/2013 12:00 AM +0100</text:p>
          </table:table-cell>
          <table:table-cell table:style-name="ce2" office:value-type="string">
            <text:p><text:span text:style-name="T1">&lt;b&gt;Wilma &lt;br /&gt;&lt;/b&gt; Nelle zone centrali della città è possibile connettersi gratuitamente ad Internet </text:span><text:span text:style-name="T2">attraverso la rete Wilma</text:span><text:span text:style-name="T3">; l'unica condizione richiesta è quella di possedere un cellulare italiano o, in alternativa, una carta di credito. Per poter accedere basta collegarsi dall'area di copertura della rete con qualunque dispositivo wi-fi (laptop, smartphone, tablet) e selezionare la rete Wilmanet. </text:span></text:p>
            <text:p><text:span text:style-name="T4">Seguire i semplici passi per la registrazione (inserimento dei dati anagrafici richiesti, lettura e accettazione delle condizioni di servizio e dell'informativa relativa al trattamento dei dati personali). Se l'utente possiede un cellulare italiano, in tempo reale verrà comunicata la password di accesso tramite sms; se invece si registra con la carta di credito, potrà scegliere il suo nome utente e password, che verranno abilitati dopo il pagamento di un euro sul circuito Paypal.</text:span><text:span text:style-name="T5"> &lt;br/&gt;</text:span></text:p>
            <text:p><text:span text:style-name="T6">Per informazioni o supporto gli utenti potranno anche contattare direttamente Futur3 tramite il form on line disponibile dalla pagina di accesso alla rete Wilma, e-mail (</text:span><text:span text:style-name="T6"><text:a xlink:href="mailto:helpdesk@futur3">helpdesk@futur3</text:a></text:span><text:span text:style-name="T6">.it) o assistenza telefonica (a pagamento) al n. 895 895 0832.</text:span></text:p>
            <text:p><text:span text:style-name="T7">&lt;br/&gt;&lt;br/&gt;&lt;a class='attachment' href='http://www.comune.trento.it/content/download/670642/6486937/file/Planimetria%20zone%20servite%20(grande).pdf'&gt;Mappa delle zone coperte dal segnale WiFi&lt;/a&gt;</text:span></text:p>
          </table:table-cell>
          <table:table-cell office:value-type="string">
            <text:p>&lt;b&gt;Wilma &lt;br /&gt;&lt;/b&gt;In den zentralen Stadtvierteln bietet das Netz „Wilma“ kostenlosen Zugang zum Internet. Interessierte brauchen nur die Wi-Fi Funktion ihres Geräts zu aktivieren und das Netz WilmaNet zu wählen. Nach dem Start zeigt der Browser automatisch die Zugangsseite an. Auf dieser Seite ist die kostenlose Registrierung möglich; das Passwort wird per SMS gesendet sms. &lt;br/&gt;&lt;br/&gt;&lt;a class='attachment' href='http://www.comune.trento.it/content/download/670642/6486937/file/Planimetria%20zone%20servite%20(grande).pdf'&gt;Mappa delle zone coperte dal segnale WiFi&lt;/a&gt;</text:p>
          </table:table-cell>
          <table:table-cell office:value-type="string">
            <text:p>&lt;b&gt;Wilma &lt;br /&gt;&lt;/b&gt;In central city areas you can connect for free to the internet through the Wilma network. To gain access, just activate the Wi-Fi facility on your device and select the WilmaNet network. <text:s/>On opening, the browser will automatically display the access page. Here you can register for free and the password will be sent to you by sms. &lt;br/&gt;&lt;br/&gt;&lt;a class='attachment' href='http://www.comune.trento.it/content/download/670642/6486937/file/Planimetria%20zone%20servite%20(grande).pdf'&gt;Mappa delle zone coperte dal segnale WiFi&lt;/a&gt;</text:p>
          </table:table-cell>
        </table:table-row>
        <table:table-row table:style-name="ro7">
          <table:table-cell office:value-type="string">
            <text:p>text.3014</text:p>
          </table:table-cell>
          <table:table-cell office:value-type="string">
            <text:p>it</text:p>
          </table:table-cell>
          <table:table-cell office:value-type="string">
            <text:p>text</text:p>
          </table:table-cell>
          <table:table-cell office:value-type="string">
            <text:p>Servizi</text:p>
          </table:table-cell>
          <table:table-cell office:value-type="string">
            <text:p>Trasporti</text:p>
          </table:table-cell>
          <table:table-cell office:value-type="string">
            <text:p>Transportmöglichkeiten</text:p>
          </table:table-cell>
          <table:table-cell office:value-type="string">
            <text:p>Transport facilities</text:p>
          </table:table-cell>
          <table:table-cell table:number-columns-repeated="9"/>
          <table:table-cell office:value-type="string">
            <text:p>20/12/2013 12:00 AM +0100</text:p>
          </table:table-cell>
          <table:table-cell table:style-name="ce3" office:value-type="string">
            <text:p><text:span text:style-name="T8">&lt;p&gt;&lt;b&gt;Trasporti &lt;/b&gt;&lt;br /&gt;&lt;br /&gt;&lt;b&gt;&lt;i&gt;Come raggiungere Trento&lt;/i&gt;&lt;/b&gt;&lt;br /&gt;&lt;br /&gt;- &lt;b&gt;In auto o pullman:&lt;/b&gt; Autostrada del Brennero A22 uscita Trento Sud o Trento Nord. Per chi proviene da Venezia, superstrada della Valsugana SS n. 47. Per chi proviene da Brescia, SS 45 bis Gardesana Occidentale. &lt;br /&gt;Il centro è zona a traffico limitato dove la circolazione è vietata ai veicoli, sia nei giorni feriali che nei festivi. &lt;br /&gt;&lt;br /&gt;- &lt;b&gt;In treno:&lt;/b&gt; Trento si trova lungo la linea Verona-Brennero-Monaco (linea ferroviaria del Brennero). Collegamento diretto con Venezia con la linea Valsugana.&lt;br /&gt;&lt;br /&gt;- &lt;b&gt;In aereo: &lt;/b&gt;l'aeroporto più vicino è il Valerio Catullo di Verona (90 km).&lt;br /&gt;&lt;br /&gt;&lt;b&gt;&lt;i&gt;Parcheggi&lt;/i&gt;&lt;/b&gt;&lt;br /&gt;Gli spazi di sosta a pagamento sono delimitati da strisce blu. Si paga dalle 8,00 alle 19,30 nei giorni feriali (sabato compreso).&lt;br /&gt;&lt;a href="http://www.comune.trento.it/Citta/Come-orientarsi/Parcheggi/Mappa-parcheggi" target="_blank"&gt;Mappa parcheggi&lt;/a&gt;&lt;br /&gt;&lt;br /&gt;&lt;b&gt;&lt;i&gt;Trasporto Pubblico&lt;/i&gt;&lt;/b&gt;&lt;br /&gt;&lt;br /&gt;- &lt;i&gt;Stazione dei treni&lt;/i&gt;&lt;br /&gt;&amp;nbsp &amp;nbsp Piazza Dante 1, 38122 Trento&lt;br /&gt;&amp;nbsp &amp;nbsp bagni pubblici: apertura 24 ore su 24&lt;br /&gt;&amp;nbsp &amp;nbsp biglietteria: dalle 5.30 alle 20.30&lt;br /&gt;&amp;nbsp &amp;nbsp ascensore: accesso esterno dalla stazione&lt;br /&gt;- Stazione Trento-Malè&lt;br /&gt;&amp;nbsp &amp;nbsp Via Dogana 2, 38122 Trento&lt;br /&gt;&amp;nbsp &amp;nbsp bagni pubblici: orario d’apertura dalle ore 5,00 alle ore 22,30&lt;br /&gt;&amp;nbsp &amp;nbsp biglietteria: dalle ore 6.10 alle 20.40 (domenica dalle 6.10 alle 20.10)&lt;br /&gt;- Autobus urbani &lt;br /&gt;&amp;nbsp &amp;nbsp Il servizio di trasporto pubblico è gestito dalla Trentino Spa&lt;br /&gt;mappa linee urbane&lt;br /&gt;&amp;nbsp &amp;nbsp &lt;a href="http://www.ttesercizio.it" target="_blank"&gt;www.ttesercizio.it&lt;/a&gt; &lt;br /&gt;- Funivia Trento Sardagna&lt;br /&gt;&amp;nbsp &amp;nbsp Lungadige Monte Grappa 1, 38121 Trento&lt;br/&gt;&amp;nbsp &amp;nbsp In funzione dalle 7.00 alle 22.30&lt;br /&gt;&amp;nbsp &amp;nbsp Tel &lt;a href="tel:0461232154"&gt;0461 232154&lt;/a&gt; &lt;br /&gt;&lt;br /&gt;&lt;b&gt;&lt;i&gt;Radio taxi&lt;/i&gt;&lt;/b&gt;&lt;br /&gt;Tel &lt;a href="tel:0461930002"&gt;0461 930002&lt;/a&gt; &lt;br /&gt;&lt;br /&gt;&lt;b&gt;&lt;i&gt;Noleggio bici&lt;/i&gt;&lt;/b&gt;&lt;br /&gt;Con l'acquisto della TrentoRovereto Card si ha diritto a noleggiare una bicicletta per un giorno. Maggiori informazioni presso l'Apt. &lt;br /&gt;&lt;br /&gt;&lt;b&gt;&lt;i&gt;Piste ciclabili&lt;/i&gt;&lt;/b&gt;&lt;br /&gt;- Valle dell'Adige: da Borghetto, al confine con la Provincia di Verona, alla Provincia di Bolzano lungo l'Adige per 80 km. La pista ciclabile costeggia le città di Trento e Rovereto. &lt;br /&gt;&lt;a href="</text:span><text:span text:style-name="T9"><text:a xlink:href="http://www.ciclabili.provincia.tn.it/cicloguide/">http://www.ciclabili.provincia.tn.it/cicloguide/</text:a></text:span><text:span text:style-name="T8">" target="_blank"</text:span><text:span text:style-name="T9">&gt;www.ciclabili.provincia.tn.it</text:span><text:span text:style-name="T8">&lt;/a&gt; &lt;br /&gt;&lt;/p&gt;</text:span></text:p>
          </table:table-cell>
          <table:table-cell office:value-type="string">
            <text:p>Wie Sie Trient erreichen</text:p>
            <text:p>-<text:tab/>Mit dem Auto oder Reisebus: A 22 (Brenner-Autobahn), Ausfahrt „Trento Sud“ oder „Trento Nord“. Aus Venedig kommend: SS 47 (Valsugana-Schnellstraße). Aus Brescia kommend: SS 45 bis („Gardesana Occidentale“). Der Stadtkern ist eine sog. „Zone mit beschränktem Verkehr“ („zona a traffico limitato“), d. h. für Privatfahrzeuge sowohl an Arbeits- als auch an Feiertagen gesperrt.</text:p>
            <text:p>-<text:tab/>Mit dem Zug: Trient liegt an der Brennerbahnlinie (Verona–Brenner–München). Direkte Verbindung nach Venedig (Valsugana-Linie).</text:p>
            <text:p>Mit dem Flugzeug: Der nächstgelegene Flughafen ist der Flughafen Verona (Valerio Catullo, VRN) in 90 km Entfernung.</text:p>
          </table:table-cell>
          <table:table-cell office:value-type="string">
            <text:p>How to get to Trento</text:p>
            <text:p>-<text:tab/>By car or coach: A 22 motorway (aka Brenner/Brennero motorway), exit at 'Trento Sud' or at 'Trento Nord'. From Venice: SS 47 (aka Valsugana highway). From Brescia: SS 45 bis (aka 'Gardesana Occidentale'). The town centre is a 'Controlled Traffic Zone' ('zona a traffico limitato' ), i.e. private motor vehicles are prohibited from entering it on working days as well as on public holidays. </text:p>
            <text:p>-<text:tab/>By train: Trento is on the Brenner/Brennero line (Verona–Brenner/Brennero–Munich). Direct line to Venice (Valsugana line).</text:p>
            <text:p>By plane: the nearest airport is the Valerio Catullo Airport (VRN) outside Verona (90 km/56 miles from Trento).</text:p>
          </table:table-cell>
        </table:table-row>
        <table:table-row table:style-name="ro2">
          <table:table-cell office:value-type="string">
            <text:p>text.3015</text:p>
          </table:table-cell>
          <table:table-cell office:value-type="string">
            <text:p>it</text:p>
          </table:table-cell>
          <table:table-cell office:value-type="string">
            <text:p>text</text:p>
          </table:table-cell>
          <table:table-cell office:value-type="string">
            <text:p>Servizi</text:p>
          </table:table-cell>
          <table:table-cell office:value-type="string">
            <text:p>Bagni pubblici</text:p>
          </table:table-cell>
          <table:table-cell office:value-type="string">
            <text:p>Öffentliche Bäder</text:p>
          </table:table-cell>
          <table:table-cell office:value-type="string">
            <text:p>Public toilets</text:p>
            <text:p/>
          </table:table-cell>
          <table:table-cell office:value-type="string">
            <text:p>Vai Belezani 54, 38122 Trento</text:p>
          </table:table-cell>
          <table:table-cell table:number-columns-repeated="8"/>
          <table:table-cell office:value-type="string">
            <text:p>20/12/2013 12:00 AM +0100</text:p>
          </table:table-cell>
          <table:table-cell office:value-type="string">
            <text:p>&lt;p&gt;Per ulteriori informazioni rivolgersi a: &lt;br /&gt;&lt;b&gt;Ufficio Relazioni con il pubblico&lt;br /&gt;&lt;/b&gt;Vai Manci 2, 38122 Trento &lt;br /&gt;Tel &lt;a href="tel:0461884453"&gt;0461 884453&lt;/a&gt; &lt;br /&gt;nr verde &lt;a href="tel:800017615"&gt;800 017615&lt;/a&gt; &lt;br /&gt;&lt;a href="mailto:comurp@comune.trento.it"&gt;comurp@comune.trento.it&lt;/a&gt; &lt;br /&gt;&lt;/p&gt;</text:p>
          </table:table-cell>
          <table:table-cell office:value-type="string">
            <text:p>&lt;p&gt;Weitere Informationen erhalten Sie bei:&lt;br /&gt;&lt;b&gt;Ufficio Relazioni con il pubblico&lt;br /&gt;&lt;/b&gt;Vai Manci 2, 38122 Trento &lt;br /&gt;Tel &lt;a href="tel:0461884453"&gt;0461 884453&lt;/a&gt; &lt;br /&gt;Gebührenfreie Telefonnummer 800017615 (aus Italien)&lt;br /&gt;&lt;a href="mailto:comurp@comune.trento.it"&gt;comurp@comune.trento.it&lt;/a&gt; &lt;br /&gt;&lt;/p&gt;</text:p>
          </table:table-cell>
          <table:table-cell office:value-type="string">
            <text:p>&lt;p&gt;For more information please contact: &lt;br /&gt;&lt;b&gt;Office for Relations with the Public&lt;br /&gt;&lt;/b&gt;Vai Manci 2, 38122 Trento &lt;br /&gt;Tel &lt;a href="tel:0461884453"&gt;0461 884453&lt;/a&gt; &lt;br /&gt;Freephone &lt;a href="tel:800017615"&gt;800 017615&lt;/a&gt; &lt;br /&gt;&lt;a href="mailto:comurp@comune.trento.it"&gt;comurp@comune.trento.it&lt;/a&gt; &lt;br /&gt;&lt;/p&gt;</text:p>
          </table:table-cell>
        </table:table-row>
        <table:table-row table:style-name="ro2">
          <table:table-cell office:value-type="string">
            <text:p>text.3016</text:p>
          </table:table-cell>
          <table:table-cell office:value-type="string">
            <text:p>it</text:p>
          </table:table-cell>
          <table:table-cell office:value-type="string">
            <text:p>text</text:p>
          </table:table-cell>
          <table:table-cell office:value-type="string">
            <text:p>Servizi</text:p>
          </table:table-cell>
          <table:table-cell office:value-type="string">
            <text:p>Farmacie</text:p>
          </table:table-cell>
          <table:table-cell office:value-type="string">
            <text:p>Apotheken</text:p>
          </table:table-cell>
          <table:table-cell office:value-type="string">
            <text:p>Pharmacies</text:p>
            <text:p/>
          </table:table-cell>
          <table:table-cell table:number-columns-repeated="9"/>
          <table:table-cell office:value-type="string">
            <text:p>20/12/2013 12:00 AM +0100</text:p>
          </table:table-cell>
          <table:table-cell office:value-type="string">
            <text:p>&lt;p&gt;Di seguito è riportato il link per accedere alla mappa delle farmacie di Trento:&lt;br /&gt;&lt;a class='resource' href='http://goo.gl/maps/A409H'&gt;Mappa delle farmacie di Trento&lt;/a&gt;&lt;/p&gt;</text:p>
          </table:table-cell>
          <table:table-cell office:value-type="string">
            <text:p>&lt;p&gt;Nachstehend ist der Link für die Karte der Apotheken in Trient angegeben:&lt;br /&gt;&lt;a class='resource' href='http://goo.gl/maps/A409H'&gt;Mappa delle farmacie di Trento&lt;/a&gt;&lt;/p&gt;</text:p>
          </table:table-cell>
          <table:table-cell office:value-type="string">
            <text:p>&lt;p&gt;Below is the link to access to map of Trento pharmacies:&lt;br /&gt;&lt;a class='resource' href='http://goo.gl/maps/A409H'&gt;Mappa delle farmacie di Trento&lt;/a&gt;&lt;/p&gt;</text:p>
          </table:table-cell>
        </table:table-row>
        <table:table-row table:style-name="ro2">
          <table:table-cell office:value-type="string">
            <text:p>text.3017</text:p>
          </table:table-cell>
          <table:table-cell office:value-type="string">
            <text:p>it</text:p>
          </table:table-cell>
          <table:table-cell office:value-type="string">
            <text:p>text</text:p>
          </table:table-cell>
          <table:table-cell office:value-type="string">
            <text:p>Servizi</text:p>
          </table:table-cell>
          <table:table-cell office:value-type="string">
            <text:p>Emergenze</text:p>
          </table:table-cell>
          <table:table-cell office:value-type="string">
            <text:p>Notfall</text:p>
          </table:table-cell>
          <table:table-cell office:value-type="string">
            <text:p>Emergencies</text:p>
            <text:p/>
          </table:table-cell>
          <table:table-cell table:number-columns-repeated="9"/>
          <table:table-cell office:value-type="string">
            <text:p>20/12/2013 12:00 AM +0100</text:p>
          </table:table-cell>
          <table:table-cell table:style-name="ce3" office:value-type="string">
            <text:p><text:span text:style-name="T8">&lt;p&gt;- Pronto soccorso Tel &lt;a href="tel:118"&gt;118&lt;/a&gt; &lt;br /&gt;- Guardia medica Tel &lt;a href="tel:0461</text:span><text:span text:style-name="T10">904298</text:span><text:span text:style-name="T8">"&gt;0461 </text:span><text:span text:style-name="T10">904298</text:span><text:span text:style-name="T8">&lt;/a&gt;&lt;br/&gt;&amp;nbsp;&amp;nbsp;Orari:&lt;br/&gt;&amp;nbsp;&amp;nbsp;</text:span><text:span text:style-name="T11">da lunedì a venerdì dalle 20.00 alle <text:s/>8.00 &lt;br/&gt;&amp;nbsp;&amp;nbsp;</text:span><text:span text:style-name="T8">dalle 8.00 del sabato alle 8.00 del lunedì&lt;br/&gt;&amp;nbsp;&amp;nbsp;prefestivi: dalle 10.00 del prefestivo alle 8.00 del giorno festivo&lt;/br/&gt;&amp;nbsp;&amp;nbsp;</text:span><text:span text:style-name="T12">festivi: dalle 8.00 alle 8.00 del giorno feriale successivo.</text:span><text:span text:style-name="T8">&lt;br /&gt;&lt;br/&gt;- Ospedale Santa Chiara &lt;br /&gt;&amp;nbsp Largo Medaglie D'Oro 9, 38123 Trento &lt;br /&gt;&amp;nbsp Tel &lt;a href="tel:0461903111"&gt;0461 903111&lt;/a&gt; &lt;br /&gt;- Polizia Tel &lt;a href="tel:113"&gt;113&lt;/a&gt;&lt;br /&gt;- Carabinieri Tel &lt;a href="tel:112"&gt;112&lt;/a&gt; &lt;br /&gt;- Polizia Municipale Tel &lt;a href="tel:0461889111"&gt;0461 889111&lt;/a&gt; &lt;br /&gt;- Vigili del fuoco Tel &lt;a href="tel:115"&gt;115&lt;/a&gt; &lt;br /&gt;- Corpo forestale Tel &lt;a href="tel:1515"&gt;1515&lt;/a&gt; &lt;br /&gt;- Corpo forestale – sede di Trento &amp;nbsp&lt;a href="0461496744"&gt;0461 496144&lt;/a&gt;&lt;br /&gt;&lt;/p&gt;</text:span></text:p>
          </table:table-cell>
          <table:table-cell office:value-type="string">
            <text:p>&lt;p&gt;- Erste Hilfe - Tel &lt;a href="tel:118"&gt;118&lt;/a&gt; &lt;br /&gt;- Ärztlicher Bereitschaftsdienst <text:s/>Tel &lt;a href="tel:0461915809"&gt;0461 915809&lt;/a&gt; &lt;br /&gt;- Krankenhaus Santa Chiara &lt;br /&gt;&amp;nbsp Largo Medaglie D'Oro 9, 38123 Trient &lt;br /&gt;&amp;nbsp Tel &lt;a href="tel:0461903111"&gt;0461 903111&lt;/a&gt; &lt;br /&gt;- Polizei Tel &lt;a href="tel:113"&gt;113&lt;/a&gt;&lt;br /&gt;- Carabinieri Tel &lt;a href="tel:112"&gt;112&lt;/a&gt; &lt;br /&gt;- Stadtpolizei Tel &lt;a href="tel:0461889111"&gt;0461 889111&lt;/a&gt; &lt;br /&gt;- Feuerwehr Tel &lt;a href="tel:115"&gt;115&lt;/a&gt; &lt;br /&gt;- Staatliche Forstwache <text:s/>Tel &lt;a href="tel:1515"&gt;1515&lt;/a&gt; &lt;br /&gt;&amp;nbsp Sitz in Trient &amp;nbsp&lt;a href="0461496744"&gt;0461 496144&lt;/a&gt;&lt;br /&gt;&lt;/p&gt;</text:p>
          </table:table-cell>
          <table:table-cell office:value-type="string">
            <text:p>&lt;p&gt;- First aid Tel &lt;a href="tel:118"&gt;118&lt;/a&gt; &lt;br /&gt;- Emergency doctor service Tel &lt;a href="tel:0461915809"&gt;0461 915809&lt;/a&gt; &lt;br /&gt;- Ospedale Santa Chiara &lt;br /&gt;&amp;nbsp Largo Medaglie D'Oro 9, 38123 Trento &lt;br /&gt;&amp;nbsp Tel &lt;a href="tel:0461903111"&gt;0461 903111&lt;/a&gt; &lt;br /&gt;- Police Tel &lt;a href="tel:113"&gt;113&lt;/a&gt;&lt;br /&gt;- Carabinieri Tel &lt;a href="tel:112"&gt;112&lt;/a&gt; &lt;br /&gt;- Municipal Police Tel &lt;a href="tel:0461889111"&gt;0461 889111&lt;/a&gt; &lt;br /&gt;- Fire brigade Tel &lt;a href="tel:115"&gt;115&lt;/a&gt; &lt;br /&gt;- Forest rangers Tel &lt;a href="tel:1515"&gt;1515&lt;/a&gt; &lt;br /&gt;&amp;nbsp Sede di Trento &amp;nbsp&lt;a href="0461496744"&gt;0461 496144&lt;/a&gt;&lt;br /&gt;&lt;/p&gt;</text:p>
          </table:table-cell>
        </table:table-row>
        <table:table-row table:style-name="ro8">
          <table:table-cell office:value-type="string">
            <text:p>text.3018</text:p>
          </table:table-cell>
          <table:table-cell office:value-type="string">
            <text:p>it</text:p>
          </table:table-cell>
          <table:table-cell office:value-type="string">
            <text:p>text</text:p>
          </table:table-cell>
          <table:table-cell office:value-type="string">
            <text:p>bondone</text:p>
          </table:table-cell>
          <table:table-cell table:number-columns-repeated="3" office:value-type="string">
            <text:p>Introduzione</text:p>
          </table:table-cell>
          <table:table-cell table:number-columns-repeated="5"/>
          <table:table-cell office:value-type="string">
            <text:p>bondone_visintainer.jpg</text:p>
          </table:table-cell>
          <table:table-cell table:number-columns-repeated="3"/>
          <table:table-cell office:value-type="string">
            <text:p>22/03/2013 24:00 AM +0100</text:p>
          </table:table-cell>
          <table:table-cell office:value-type="string">
            <text:p>Trento mantiene un legame molto stretto con la montagna, in particolare con il Monte Bondone, la montagna simbolo dei trentini, raggiungibile in poco tempo dal centro cittadino. Il Monte Bondone con i suoi 2000 metri di altezza, è una terrazza naturale dalla quale si gode un panorama che spazia dalla Dolomiti di Brenta all'Adamello. Località di villeggiatura sia estiva che invernale, nella sua area è possibile passeggiare, fare sport e godersi le sue bellezze naturali in tranquillità. &lt;br/&gt;&lt;br/&gt;email: &lt;a href=”mailto:informazioni@apt.trento.it”&gt;informazioni@apt.trento.it&lt;/a&gt;&lt;br/&gt;tel: &lt;a href=”tel:0461216000”&gt;0461 216000&lt;/a&gt;&lt;br/&gt;sito: &lt;a href=”http://www.montebondone.it”&gt;www.montebondone.it&lt;/a&gt;&lt;br/&gt;&lt;br/&gt;&lt;hr&gt;&lt;span&gt;Foto di: F. Visintainer&lt;/span&gt;</text:p>
          </table:table-cell>
          <table:table-cell office:value-type="string">
            <text:p>Trient unterhält eine enge Beziehung zu den Bergen im Allgemeinen und zum Monte Bondone insbesondere. Die Tatsache, dass er vom Stadtzentrum aus in wenig Zeit erreichbar ist, hat bestimmt dazu beigetragen, den Monte Bondone zum Vorzeigeberg der Stadtbewohner zu machen. Mit seinen über 2000 Metern Höhe bietet er sich als eine natürliche Terrasse mit Panoramablick auf die umliegenden Bergen von den Brenta-Dolomiten bis zum Adamello an. Monte Bondone ist sowohl ein Sommer- als auch ein Winterurlaubsgebiet, wo man wandern, Sport treiben und die Naturschönheiten in einer ruhigen Umgebung genießen kann.</text:p>
            <text:p>E-Mail: informazioni@apt.trento.it</text:p>
            <text:p>Tel.: (+39) 0461 216000</text:p>
            <text:p>Website: www.apt.trento.it/de/Monte_Bondone/Sommer_Monte_Bondone/Sommer_Monte_Bondone.htm</text:p>
            <text:p/>
            <text:p>Fotos: F. Visintainer</text:p>
          </table:table-cell>
          <table:table-cell office:value-type="string">
            <text:p>Monte Bondone</text:p>
            <text:p/>
            <text:p>Trento maintains a close relationship with mountains in general and with Monte Bondone in particular. Its being within easy reach of the town centre goes some way towards explaining why Monte Bondone has become the flagship mountain of the town's inhabitants. Thanks to its altitude of more than 2,000 m/7,000 ft above sea level, Monte Bondone is a natural terrace from where the view stretches from the Brenta Dolomites to the Adamello. It is also a summer and winter resort where people can ramble, practise sport, and enjoy the beauties of nature in tranquil surroundings. </text:p>
            <text:p>E-mail: informazioni@apt.trento.it</text:p>
            <text:p>Tel.: (+39) 0461 216000</text:p>
            <text:p>Website: www.apt.trento.it/en/Monte_Bondone/Summer_Monte_Bondone/Summer_Monte_Bondone.htm</text:p>
            <text:p/>
            <text:p>Photos: F. Visintainer</text:p>
          </table:table-cell>
        </table:table-row>
        <table:table-row table:style-name="ro9">
          <table:table-cell office:value-type="string">
            <text:p>text.3019</text:p>
          </table:table-cell>
          <table:table-cell office:value-type="string">
            <text:p>it</text:p>
          </table:table-cell>
          <table:table-cell office:value-type="string">
            <text:p>text</text:p>
          </table:table-cell>
          <table:table-cell office:value-type="string">
            <text:p>bondone</text:p>
          </table:table-cell>
          <table:table-cell office:value-type="string">
            <text:p>Attività Invernali</text:p>
          </table:table-cell>
          <table:table-cell office:value-type="string">
            <text:p>Winteraktivitäten</text:p>
          </table:table-cell>
          <table:table-cell office:value-type="string">
            <text:p>Winter activities</text:p>
          </table:table-cell>
          <table:table-cell table:number-columns-repeated="5"/>
          <table:table-cell office:value-type="string">
            <text:p>bondone_snowboard_menestrina.jpg</text:p>
          </table:table-cell>
          <table:table-cell table:number-columns-repeated="3"/>
          <table:table-cell office:value-type="string">
            <text:p>20/12/2013 12:00 AM +0100</text:p>
          </table:table-cell>
          <table:table-cell office:value-type="string">
            <text:p>&lt;b&gt;Sci discesa&lt;/b&gt;&lt;br/&gt;Una Ski Area con 70 ettari di superficie sciabile, 20 chilometri di piste molto ampie ed un sistema di innevamento programmato integrale sono quello che serve per regalarvi il piacere di una vacanza sulla neve: campi scuola per i principianti, tracciati tecnici per gli amanti dello stile e della serpentina, la “Gran Pista” per chi non vuol perdersi nemmeno un centimetro di montagna. il tutto godendo dell'incantevole panorama delle Dolomiti di Brenta.&lt;br/&gt;&lt;a href=”http://www.ski.it/monte_bondone.html”&gt;Ski area Monte Bondone&lt;/a&gt;&lt;br/&gt;&lt;br/&gt;&lt;b&gt;Snowboard&lt;/b&gt;&lt;br/&gt;Lo snowpark del Monte Bondone con il suo superpipe e i suoi passaggi “attrezzati” è pronto a sfidare la fantasia, l'abilità e il coraggio degli snowboarder a pochissimi chilometri da Trento. Il parco dei divertimenti degli appassionati della tavola da neve è comodamente raggiungibile con i mezzi pubblici e lo skibus.&lt;br/&gt;&lt;a href=”http://www.ski.it/snowpark_monte_bondone.html”&gt;Snowpark&lt;/a&gt;&lt;br/&gt;&lt;br/&gt;&lt;b&gt;Sci di fondo&lt;/b&gt;&lt;br/&gt;Non ha importanza se si corre o se ci si muove lentamente sugli sci. Il fondo è un piacere unico. Il Centro Fondo Viote offre 35 chilometri di piste per tecnica libera e classica tracciate lungo la soleggiata conca delle Viote a 1.565 metri. Dotato anche di un impianto per l`innevamento programmato, il Centro offre possibilità di parcheggio, scuola di sci fondo, noleggio, spogliatoi con bagni e docce, locale sciolinatura ed è punto di partenza per le escursioni con le racchette da neve o gli sci d`alpinismo. Numerosi tracciati anche per gli appassionati del nordic walking. Per i più piccini un kindergarten con giochi ed un campo riservato alle discese con lo slittino. &lt;br/&gt;&lt;br/&gt;email:&lt;a href=”mailto:ufficiorapportiutenti@asis.trento.it”&gt;ufficiorapportiutenti@asis.trento.it&lt;/a&gt;&lt;br/&gt;</text:p>
            <text:p>Tel. Cassa Viote: &lt;a href=”tel:0461948032”&gt;0461 948032&lt;/a&gt;&lt;br/&gt;sito:&lt;a href=”http://www.apt.trento.it/it/Sport_e_Tempo_Libero/Impianti_Sportivi/Centro_Fondo_Viote/Centro_Fondo_Viote.htm”&gt;http://www.apt.trento.it&lt;/a&gt;&lt;br/&gt;&lt;br/&gt;&lt;b&gt;Ciaspole&lt;/b&gt;&lt;br/&gt;L'unico rumore che ci accompagna è quello della neve polverosa sotto i piedi. Durante le escursioni con le ciaspole o racchette da neve, si vive in maniera particolare il fantastico ambiente del Monte Bondone. In solitudine o accompagnati dalle guide alpine, si va alla ricerca delle tracce lasciate dagli animali sulla neve, o di un angolo da dove godere una stupenda vista delle Dolomiti di Brenta.&lt;br/&gt;&lt;br/&gt;&lt;b&gt;Sci alpinismo&lt;/b&gt;&lt;br/&gt;E' il modo più intimo per essere a contatto con la natura, per raggiungere gli incantevoli orizzonti dell'alta montagna e poi assaporare, nella discesa, il profumo dell'aria cristallina e della neve fresca sollevata dagli sci. Sul Monte Bondone si trovano itinerari di varia difficoltà, adatti ad escursionisti esperti ma anche a principianti.&lt;br/&gt;&lt;br/&gt;&lt;br/&gt;&lt;hr&gt;&lt;span&gt;Foto di: M. Menestrina&lt;/span&gt;</text:p>
          </table:table-cell>
          <table:table-cell office:value-type="string">
            <text:p>Ski alpin</text:p>
            <text:p>Ein Skigebiet mit 70 Hektar befahrbarer Fläche, <text:s/>20 km sehr breiter Pisten und einem flächendeckenden System programmierter Beschneiung ist genau was Sie brauchen, um Ihren Skiurlaub zu genießen. Doch gibt es natürlich noch mehr: Trainingslager für Anfänger; technische Abfahrten für Stilisten und Liebhaber der Serpentine; und schließlich die „Gran Pista“ für alle, die sich keinen Zentimeter Berg entgehen lassen wollen. Dabei genießt man die ganze Zeit ein atemberaubendes Panorama auf die Brenta-Dolomiten.</text:p>
            <text:p>Ski Area Monte Bondone</text:p>
            <text:p/>
            <text:p>Snowboarden</text:p>
            <text:p>Mit seiner Superpipe und seinen anderen Elementen stellt der Snowpark des Monte Bondone unterschiedliche Herausforderungen an die Fantasie, an das Können und an den Mut der Snowboarder. Nur wenige Kilometer von Trient entfernt, ist der Funpark mit öffentlichen Verkehrsmitteln und dem Skibus leicht zu erreichen.</text:p>
            <text:p>Snowpark</text:p>
            <text:p/>
            <text:p>Langlauf</text:p>
            <text:p>Egal ob man sich schnell oder langsam auf den Ski fortbewegt: Langlaufen ist ein einzigartiges Vergnügen. Das Centro Fondo Viote bietet 35 km Loipen für den klassischen sowie für den freien Stil, die eine sonnenverwöhnte Mulde auf 1.565 Meter Höhe durchkreuzen. Es verfügt über programmierbare Beschneiungsanlagen, Parkplätze, eine Langlaufschule, Skiverleihgeschäfte, Umkleideräume mit Toiletten und Duschen sowie über einen Skiwachsraum. Das Zentrum ist auch Startpunkt für Schneeschuhwanderungen und Skitouren. Es gibt außerdem zahlreiche beschilderte Wanderungen für Nordic-Walking-Fans sowie einen Kindergarten und einen Kinderschlittenhang.</text:p>
            <text:p>E-Mail: ufficiorapportiutenti@asis.trento.it</text:p>
            <text:p>Tel. Cassa Viote: (+39) 0461 948032</text:p>
            <text:p>Website: www.apt.trento.it/de</text:p>
            <text:p/>
            <text:p>Schneeschuhwandern</text:p>
            <text:p>Nur das Knirschen des Pulverschnees unter den Füßen ist zu hören. Eine Schneeschuhwanderung ermöglicht es, die fantastische Landschaft des Monte Bondone auf eine ganz ungewöhnliche Weise zu erleben. Zum Beispiel können Sie allein oder in Begleitung eines Bergführers nach Tierfußspuren im Schnee oder nach einem malerischen Winkel mit atemberaubendem Blick auf die Brenta-Dolomiten suchen.</text:p>
            <text:p/>
            <text:p>Skibergsteigen</text:p>
            <text:p>Von allen Wintersportarten ist Skibergsteigen wohl diejenige, bei der die Nähe zur Natur am größten ist. Während der Aufstieg mit zauberhaften Hochgebirgslandschaften belohnt, wartet die Abfahrt mit dem würzigen Duft frischer Bergluft und mit Wolken aufwirbelnden Pulverschnees auf. Egal ob Sie Anfänger oder Experte sind, auf Monte Bondone kommen Sie bestimmt auf Ihre Kosten, denn das breite Angebot umfasst Touren unterschiedlicher Schwierigkeitsgrade.</text:p>
            <text:p>Fotos: M. Menestrina</text:p>
          </table:table-cell>
          <table:table-cell office:value-type="string">
            <text:p>Downhill skiing</text:p>
            <text:p>A ski resort with 70 hectares/173 acres of skiable terrain, 20 kilometres/12.5 miles of very wide pistes, and a programmed snow-making system that covers the whole area is just what you need in order to enjoy your skiing holiday. But, of course, the offer doesn't end there. It also includes: training camps for beginners; technical runs for stylists and fans of serpentine turns; and, last but not least, the 'Gran Pista' for those of you who don't want to miss even an inch of the mountain. All whilst enjoying a breathtaking view of the Brenta Dolomites.</text:p>
            <text:p>Ski area Monte Bondone</text:p>
            <text:p/>
            <text:p>Snowboarding</text:p>
            <text:p>With its superpipe and other terrain features, Monte Bondone's 'snowpark' presents many challenges to the imagination, skill, and courage of snowboarders. The Bondone terrain park is just a few kilometres away from Trento and can be easily reached by public transport and ski bus.</text:p>
            <text:p>Snowpark</text:p>
            <text:p/>
            <text:p>Cross-country skiing</text:p>
            <text:p>It doesn't matter whether you are the racing type or prefer to take it easy: cross-country skiing is a unique pleasure. Centro Fondo Viote has 35 km/21.7 miles of pistes for skate skiing and classic skiing that criss-cross the sunny Viote hollow at an altitude of 1,565 m/5,135 ft. The Viote Centre is equipped with programmable snow-making machines. Among the services available at the Centre, let's mention: a car park, a cross-country skiing school, ski hire shops, changing rooms with baths and showers, and a ski waxing room. Viote is also the starting point for snowshoeing and ski-touring excursions. Finally, there are several Nordic walking trails as well as a kindergarten and a sledge slope for children. </text:p>
            <text:p>E-mail: ufficiorapportiutenti@asis.trento.it</text:p>
            <text:p>Tel. Cassa Viote: (+39) 0461 948032</text:p>
            <text:p>Website: www.apt.trento.it/en</text:p>
            <text:p/>
            <text:p>Snowshoeing</text:p>
            <text:p>The only sound you hear is the crunch of powdery snow underfoot. A snowshoeing excursion is a great experience that gives you the opportunity to enjoy the fantastic location that is Monte Bondone in an unfamiliar way. For instance, you can – either on your own or accompanied by a mountain guide – look for animal footprints in the snow or try to find that hidden spot with a unique view of the Brenta Dolomites.</text:p>
            <text:p/>
            <text:p>Ski mountaineering</text:p>
            <text:p>Of all the existing winter sport activities, ski mountaineering is probably the one where intimacy with nature is at its deepest. First, it takes you to awe-inspiring high-mountain landscapes; then, on the way down, it lets you enjoy the fragrance of crisp air and the swishing of fresh snow being thrown up by your skis. Monte Bondone offers a range of tours that present various levels of difficulty and are therefore suitable for beginners as well as experts.</text:p>
            <text:p>Photos: M. Menestrina</text:p>
          </table:table-cell>
        </table:table-row>
        <table:table-row table:style-name="ro10">
          <table:table-cell office:value-type="string">
            <text:p>text.3020</text:p>
          </table:table-cell>
          <table:table-cell office:value-type="string">
            <text:p>it</text:p>
          </table:table-cell>
          <table:table-cell office:value-type="string">
            <text:p>text</text:p>
          </table:table-cell>
          <table:table-cell office:value-type="string">
            <text:p>bondone</text:p>
          </table:table-cell>
          <table:table-cell office:value-type="string">
            <text:p>Attività Estive</text:p>
          </table:table-cell>
          <table:table-cell office:value-type="string">
            <text:p>Sommeraktivitäten</text:p>
          </table:table-cell>
          <table:table-cell office:value-type="string">
            <text:p>Summer activities</text:p>
          </table:table-cell>
          <table:table-cell table:number-columns-repeated="5"/>
          <table:table-cell office:value-type="string">
            <text:p>bondone_trekking_angeli.jpg</text:p>
          </table:table-cell>
          <table:table-cell table:number-columns-repeated="3"/>
          <table:table-cell office:value-type="string">
            <text:p>20/12/2013 12:00 AM +0100</text:p>
          </table:table-cell>
          <table:table-cell office:value-type="string">
            <text:p>&lt;b&gt;Giardino Botanico Alpino delle Viote&lt;/b&gt;&lt;br/&gt;Le cime del Monte Bondone sono protette da una riserva naturale integrale di 185 ettari. La piana delle Viote ospita un giardino botanico alpino con oltre duemila specie di piante e fiori provenienti dalle principali catene montuose del mondo. Fondato negli anni Trenta per promuovere la conoscenza e la salvaguardia della flora alpina, il Giardino botanico è uno dei più antichi e più grandi delle Alpi. Il Giardino botanico alpino è sezione territoriale del Museo delle Scienze di Trento. Durante il periodo estivo è animato da attività a tema dedicate a tutte le fasce di età. &lt;br/&gt;&lt;br/&gt;email: &lt;a href=”mailto:museinfo@muse.it”&gt;museinfo@muse.it&lt;/a&gt;&lt;br/&gt;</text:p>
            <text:p>tel: &lt;a href=”tel:0461948050”&gt;0461 948050&lt;/a&gt;&lt;br/&gt;sito: &lt;a href=”<text:a xlink:href="http://www.muse.it/">http://www.muse.it</text:a>”&gt;http://www.muse.it&lt;/a&gt;&lt;br/&gt;&lt;br/&gt;&lt;b&gt;Terrazza delle stelle&lt;/b&gt;&lt;br/&gt;L’osservatorio astronomico “Terrazza delle Stelle”, situato nella conca delle Viote del Monte Bondone, lontana dalle luci dei centri abitati è luogo ideale per l’osservazione del cielo stellato. A pochi chilometri dal capoluogo, l’osservatorio è dotato di potenti telescopi che, con la guida di operatori esperti, diventano strumenti privilegiati per ammirare il firmamento. Alle osservazioni astronomiche si affiancano concerti di musica classica e leggera, animazioni di teatro scientifico, spettacoli, racconti per ragazzi, corsi di approfondimento a tema astronomico.&lt;br/&gt;&lt;br/&gt;email: &lt;a href=”mailto:astronomia@mtsn.tn.it”&gt;astronomia@mtsn.tn.it&lt;/a&gt;&lt;br/&gt;</text:p>
            <text:p>tel: &lt;a href=”tel:0461270311”&gt;0461 270311&lt;/a&gt;&lt;br/&gt;sito: &lt;a href=”<text:a xlink:href="http://www.muse.it/">http://www.muse.it</text:a>”&gt;http://www.muse.it&lt;/a&gt;&lt;br/&gt;&lt;br/&gt;&lt;b&gt;Itinerari di trekking&lt;/b&gt;&lt;br/&gt;Il Monte Bondone offre opportunità di svago e relax per chi ama camminare a lungo fra boschi e prati alla ricerca di scorci panoramici e di bellezze naturali. Per le escursioni a piedi nei dintorni della città, sul Monte Bondone e sulle altre montagne che circondano Trento (Calisio, Celva, Marzola, Vigolana) sono una cinquantina i sentieri segnalati e ben battuti che consentono a chiunque di arrivare fino in vetta o di vagabondare fra boschi e prati, in un ambiente squisitamente alpino, a contatto con la natura o alla scoperta di testimonianze dell`arte e della storia. Fra questi sentieri ve ne sono alcuni più impegnativi (vie ferrate), attrezzati con cordino e scalette metalliche per escursioni dal sapore più alpinistico. &lt;br/&gt;&lt;a href=”<text:a xlink:href="http://www.discovertrento.it/">http://www.discovertrento.it</text:a>”&gt;http://www.discovertrento.it&lt;/a&gt;&lt;br/&gt;&lt;br/&gt;&lt;b&gt;Palestra di roccia e Parco Avventura&lt;/b&gt;&lt;br/&gt;La storica palestra di roccia del Monte Bondone, intitolata ai fratelli e alpinisti Giorgio e Rita Graffer, si trova a soli 20 minuti dalla città, a Vason. Si sviluppa con varie vie di diversa difficoltà su una parte rocciosa verticale in un piccolo anfiteatro nel bosco. Da un roccione isolato, un ponte tibetano e due "teleferiche tirolesi" permettono di provare l'ebbrezza del vuoto da oltre 20 metri d'altezza. L'ubicazione nel bosco, la quota di 1580 metri e l'esposizione, consentono di scalare al fresco anche in piena estate. &lt;br/&gt;&lt;a href=”http://www.dolomitiavventura.it”&gt;www.dolomitiavventura.it&lt;/a&gt;&lt;br/&gt;&lt;br/&gt;&lt;b&gt;Volo libero e parapendio&lt;/b&gt;&lt;br/&gt;Il Monte Bondone e la Valle dei Laghi offrono agli appassionati del volo libero ampie possibilità di praticare questo sport così affascinante, seguiti da istruttori competenti ed esperti che Vi accompagneranno alla scoperta dei panorami mozzafiato dell'intera valle. &lt;br/&gt;&lt;a href=”<text:a xlink:href="http://www.montegazzaavventura.it/">http://www.montegazzaavventura.it</text:a>&gt;www.montegazzaavventura.it&lt;/a&gt;&lt;br/&gt;&lt;br/&gt;&lt;b&gt;Trentino Volley Big Camp&lt;/b&gt;&lt;br/&gt;Il campo estivo per tutti i ragazzi che vogliono trascorrere le proprie vacanze immersi nella natura, giocando a pallavolo. L'iniziativa, riservata a ragazzi che hanno un'età compresa tra gli 11 e i 16 anni, propone di abbracciare tutte le esperienze pallavolistiche che si possono svolgere nel periodo estivo: Beach, Indoor e Green Volley. Questi tre tipi di pallavolo rappresentano tre modi diversi di coniugare il divertimento del gioco del volley con la natura e i paesaggi del Monte Bondone.&lt;br/&gt;&lt;a href=”http://www.trentinovolley.it/tutto-sul-big-camp-2010.html”&gt;www.trentinovolley.it&lt;/a&gt;&lt;br/&gt;&lt;br/&gt;&lt;b&gt;Bici e mountain bike&lt;/b&gt;&lt;br/&gt;Quella del monte Bondone è “la” salita del ciclismo e se il Bondone deve la sua notorietà internazionale all'impresa del grande scalatore Charly Gaul è pur vero che furono quei tornanti a far entrare nella leggenda il grande campione lussemburghese. Ancora oggi il fascino di vivere le stesse fatiche degli assi del pedale è immutato e il Monte Bondone vi invita a mettervi alla prova.&lt;br/&gt;&lt;a href=”http://www.mountaingardabike.com/percorsi/trento-monte-bondone-2”&gt;www.mountaingardabike.com&lt;/a&gt;&lt;br/&gt;&lt;br/&gt;&lt;hr&gt;&lt;span&gt;Foto di: N. Angeli&lt;/span&gt;</text:p>
          </table:table-cell>
          <table:table-cell office:value-type="string">
            <text:p>Giardino Botanico Alpino delle Viote</text:p>
            <text:p>(Alpiner Botanischer Garten – Viote di Monte Bondone)</text:p>
            <text:p>Ein 185 Hektar großes Gebiet um den Gipfel von Monte Bondone ist zum strikten Naturschutzgebiet erklärt worden. Auf der Viote-Mulde gibt es einen botanischen Garten mit über zwei Tausend Pflanzen- und Blumenarten aus den größten Gebirgsketten der Welt. Der Garten, der in den Dreißiger Jahren des 20. Jh.s gegründet wurde, um das Wissen über Alpinflora und deren Schutz zu fördern, ist einer der ältesten und größten botanischen Gärten in den Alpen. Er ist eine Außenstelle des Tridentinischen Naturkundemuseums von Trient. Im Sommer werden thematische Aktivitäten für alle Altersgruppen organisiert.</text:p>
            <text:p>E-Mail: receptionmtsn@mtsn.tn.it</text:p>
            <text:p>Tel.: (+39) 0461948050</text:p>
            <text:p>Website: </text:p>
            <text:p/>
            <text:p>Terrazza delle stelle</text:p>
            <text:p>(Sternenterrasse)</text:p>
            <text:p>Obwohl nur wenige Kilometer von der Landeshauptstadt entfernt, ist die Lage des astronomischen Observatoriums „Terrazza delle Stelle“ in der Viote-Mulde am Monte Bondone weit genug von der Lichtverschmutzung der Wohngebiete, um sich als ideal fürs Sternegucken zu erweisen. Das Observatorium verfügt über leistungsstarke Teleskope, die in sachkundigen Händen beneidenswerte Beobachtungen ermöglichen. Auf der Terrasse finden nicht nur astronomische Observationen statt, sondern auch klassische Konzerte, Popkonzerte, Wissenschaftstheater-Abende, Shows, Geschichtenerzählen für Kinder sowie Kurse, die sich mit dem Themenbereich Astronomie befassen und an Himmelsgucker wenden, die ihre Astronomiekenntnisse vertiefen möchten.</text:p>
            <text:p>E-Mail: </text:p>
            <text:p>Tel.: (+39) 0461 270311</text:p>
            <text:p>Website: </text:p>
            <text:p/>
            <text:p/>
            <text:p>Trekking-Routen</text:p>
            <text:p>Monte Bondone bietet viele Möglichkeiten zur Zerstreuung und Entspannung für alle, die gerne auf lange Spaziergänge durch Wälder und Wiesen gehen, um Panoramapunkte und Naturschönheiten zu entdecken. Für Wanderungen in der Umgebung von Trient, an dem Monte Bondone und den anderen umliegenden Bergen (Calisio, Celva, Marzola, Vigolana) stehen etwa fünfzig markierte und gut begehbare Wege zur Verfügung, die es allen erlauben, den Gipfel zu erreichen oder einfach, in einer überaus alpinen Umwelt, zwischen Wäldern und Wiesen umherzustreifen – sei es nur um die Nähe zur Natur zu genießen oder um sich auf die Suche nach Zeugnissen der Kunst und Geschichte zu begeben. Unter diesen Wegen gibt es einige anspruchsvollere (sog. „vie ferrate“, d. h. Klettersteige), die mit Seilen und Eisenleitern ausgestattet sind und daher ein bergsteigerisches Erlebnis vermitteln.</text:p>
            <text:p/>
            <text:p/>
            <text:p>Klettergarten und Abenteuerpark</text:p>
            <text:p>Einen Klettergarten finden Sie in Vason, am Monte Bondone, nur 20 Fahrminuten von Trient entfernt. Er wurde vor vielen Jahren angelegt und ist nach Giorgio und Rita Graffer benannt (zwei Bergsteigern, die auch Geschwister waren). Die natürliche Kletterwand befindet sich in einer kleinen, amphitheater-ähnlichen Lichtung im Wald. An einem abseits stehenden Felsblock ist eine tibetanische Brücke sowie zwei Seilrutschen/Guerillarutschen zu finden. Die Durchquerung dieser Anlagen in über 20 m Höhe bietet die Gelegenheit, den ultimativen Thrill zu erleben. Die Waldlage, Höhe (1580 m über dem Meeresspiegel) und Orientierung der Felswand sorgen auch im Hochsommer für kühle Temperaturen, die für das Klettern ja ideal sind.</text:p>
            <text:p/>
            <text:p/>
            <text:p>Gleitschirmfliegen und Hängegleiten</text:p>
            <text:p>Der Monte Bondone und das Valle dei Laghi haben viel zu bieten für alle, die gerne das faszinierende Gefühl des unmotorisierten Fliegens erleben. Es stehen kompetente und erfahrene Lehrer zur Verfügung, die ihre Schüler mit atemberaubenden Vogelperspektiven über die ganze Landschaft zu faszinieren wissen.</text:p>
            <text:p/>
            <text:p/>
            <text:p/>
            <text:p>Trentino Volley Big Camp</text:p>
            <text:p>Dieses Sommercamp ist für Kinder, die ihren Urlaub gerne damit verbringen möchten, Volleyball in einer Naturlandschaft zu spielen. Die Teilnehmer, die zwischen 11 und 16 Jahre alt sein müssen, werden drei im Sommer spielbare Varianten ausprobieren können: Beach-, Indoor- und Rasenvolleyball (oder „Green Volley“, daher das „g“ in „Big Camp“). Bei jeder dieser drei Varianten wird auf verschiedene Weise die Freude am Volleyballspielen mit dem Erlebnis der Natur und Landschaften des Monte Bondone verbunden.</text:p>
            <text:p>www.trentinovolley.it</text:p>
            <text:p/>
            <text:p>Radfahren und mountainbiken</text:p>
            <text:p>Unter Radfahrfans hat der Anstieg auf Monte Bondone wegen Charly Gauls Heldentat Kultstatus erlangt. Man kann es aber auch andersrum formulieren: Der Luxemburger Bergspezialist verdankt seinen Weltruhm den Kehren der Monte-Bondone-Straße. Heute träumen Radfahrfans immer noch davon, die Strapazen ihrer Radidolen nachempfinden zu können. Die Monte-Bondone-Straße bietet ihnen immer noch Gelegenheit dazu.</text:p>
            <text:p><text:s/></text:p>
            <text:p>Fotos: N. Angeli</text:p>
          </table:table-cell>
          <table:table-cell office:value-type="string">
            <text:p>Giardino Botanico Alpino delle Viote</text:p>
            <text:p>(Alpine Botanic Garden – Viote di Monte Bondone)</text:p>
            <text:p>An area of 185 hectares/458 acres around the summit of Monte Bondone has been declared a strict nature reserve. The Viote hollow is home to an Alpine botanic garden where over two thousand species of plants and flowers from the world's main mountain ranges are grown. The garden, which was established in the 1930s with the aim of spreading knowledge about Alpine flora and promoting its protection, is one of the oldest and largest botanic gardens in the Alps. It is a branch of the Tridentine Museum of Natural Sciences in Trento. During the summer, various theme-led activities are organized for participants of all ages.</text:p>
            <text:p>E-mail: receptionmtsn@mtsn.tn.it</text:p>
            <text:p>Tel.: (+39) 0461948050</text:p>
            <text:p>Website: </text:p>
            <text:p/>
            <text:p>Terrazza delle stelle</text:p>
            <text:p>(Stars terrace)</text:p>
            <text:p>The location of the astronomical observatory 'Terrazza delle Stelle' in the Viote hollow on Monte Bondone, although just a few kilometres from the regional capital, is quite far from the light pollution of residential areas and therefore ideal for stargazing. The observatory is equipped with powerful telescopes that, in the hands of expert operators, become enviable tools for watching the night sky. The terrace is not only used for astronomical observations, but also as a venue for classical and pop music concerts, science theatre performances, shows, storytelling for children, and astronomy-related courses for stargazing enthusiasts who would like to acquire a deeper knowledge of the subject.</text:p>
            <text:p>E-mail: </text:p>
            <text:p>Tel.: (+39) 0461 270311</text:p>
            <text:p>Website: </text:p>
            <text:p/>
            <text:p>Hiking</text:p>
            <text:p>Monte Bondone offers many opportunities for recreation and relaxation to those who enjoy going on long walks across woods and pastures in search of panoramic spots and beauties of nature. As far as walks and hikes in the outskirts of Trento, on Monte Bondone and other mountains around the town (Calisio, Celva, Marzola, Vigolana) are concerned, there are about fifty sign-posted and well maintained paths and trails which make it easy for all and sundry to reach the mountain peaks or to just wander through woods and meadows in a magnificent Alpine setting – whether simply in order to enjoy the countryside or with the aim of visiting sites that make you discover more about the area's art and history. Among these paths and trails there are a few which are more difficult, i.e. the so-called 'vie ferrate' that are equipped with ropes and metal ladders and, therefore, have a more mountaineering feel to them.</text:p>
            <text:p/>
            <text:p/>
            <text:p>Practice crag and adventure park</text:p>
            <text:p>A practice crag fitted with resident protection can be found at Vason, on Monte Bondone, just 20 minutes from Trento by car. It has long been in use and is named after mountaineering siblings <text:s/>Giorgio and Rita Graffer. The rockface, which is in a small amphitheatre-like space in a wood, features routes of different difficulty levels. From an isolated boulder, you can experience the thrill of height by crossing a Nepalese bridge and proceeding down two zip lines (aka 'Tyrolean runways') that are over 20 m/65 ft above the ground. Even at the height of summer, the woodland location, altitude (1,580 m/5,184 ft above sea level), and solar orientation of the rockface combine to ensure cool temperatures that are ideal for climbing.</text:p>
            <text:p/>
            <text:p/>
            <text:p>Paragliding and hang gliding</text:p>
            <text:p>Monte Bondone and Valle dei Laghi offer many possibilities to those who enjoy the thrill of flying without an engine. Whether you opt for paragliding or hang gliding, you'll find competent and experienced instructors who will help you discover the area's breathtaking bird's-eye views. </text:p>
            <text:p/>
            <text:p/>
            <text:p/>
            <text:p>Trentino Volley Big Camp</text:p>
            <text:p>This is a summer camp dedicated to children who want to spend their holiday playing volleyball in a natural setting. The participants, who must be between 11 and 16 years old in order to qualify, will have the opportunity to have a go at three various forms of volleyball that can be played in the summer, i.e. beach volleyball (B), indoor volleyball (I), and lawn volleyball (or 'Green Volley', hence the 'g' in 'Big Camp'). Each of these three variations represents a different way of combining the fun of volleyball with the enjoyment of Monte Bondone's natural landscape.</text:p>
            <text:p>www.trentinovolley.it</text:p>
            <text:p/>
            <text:p>Cycling and mountain biking</text:p>
            <text:p>If the climb to Monte Bondone has become legendary among cycling fans it is of course because of Charly Gaul's exploit. But the reverse is also true: the Luxembourg climbing specialist owes his legendary status to the existence of the bends in the Bondone road. Today, cycling fans continue to be fascinated at the thought of suffering the same hardships as countless cycling champions, and the yearly Monte Bondone race is a tempting challenge for them. </text:p>
            <text:p>Photos: N. Angeli</text:p>
          </table:table-cell>
        </table:table-row>
        <table:table-row table:style-name="ro11">
          <table:table-cell office:value-type="string">
            <text:p>text.3021</text:p>
          </table:table-cell>
          <table:table-cell office:value-type="string">
            <text:p>it</text:p>
          </table:table-cell>
          <table:table-cell office:value-type="string">
            <text:p>text</text:p>
          </table:table-cell>
          <table:table-cell office:value-type="string">
            <text:p>bondone</text:p>
          </table:table-cell>
          <table:table-cell table:number-columns-repeated="3" office:value-type="string">
            <text:p>Il Malgone di Candriai</text:p>
          </table:table-cell>
          <table:table-cell table:number-columns-repeated="5"/>
          <table:table-cell office:value-type="string">
            <text:p>bondone_malgone_apt.jpg</text:p>
          </table:table-cell>
          <table:table-cell table:number-columns-repeated="3"/>
          <table:table-cell office:value-type="string">
            <text:p>20/12/2013 12:00 AM +0100</text:p>
          </table:table-cell>
          <table:table-cell table:style-name="ce4" office:value-type="string">
            <text:p><text:span text:style-name="T13">&lt;p&gt;Situato al limite meridionale dell'abitato di Candriai, il Malgone, in passato adibito a stalla, è un edificio che risale ai primi del 1900, di proprietà dell'Amministrazione comunale come il terreno circostante, caratterizzato dalla presenza di prato e di bosco ceduo. I lavori di ristrutturazione, interamente finanziati nell'ambito del patto territoriale del Monte Bondone hanno consentito di ricavare alcuni spazi dedicati a centro turistico didattico ed espositivo. E' sede di numerose iniziative culturali, ricreative e di animazione per la promozione della montagna di Trento.</text:span></text:p>
            <text:p><text:span text:style-name="T14">Email: &lt;a href=”</text:span><text:span text:style-name="T14"><text:a xlink:href="mailto:informazioni@discovertrento.it">mailto:informazioni@discovertrento.it</text:a></text:span><text:span text:style-name="T14">”&gt;informazioni@discovertrento.it&lt;/a&gt;&lt;br/&gt;</text:span></text:p>
            <text:p><text:span text:style-name="T15">tel: &lt;a href=”tel:0461216000”&gt;0461 216000&lt;/a&gt;&lt;br/&gt;</text:span></text:p>
            <text:p><text:span text:style-name="T16">&lt;a href=”</text:span><text:span text:style-name="T16"><text:a xlink:href="http://www.discovertrento.it/">http://www.discovertrento.it</text:a></text:span><text:span text:style-name="T16">”&gt;www.discovertrento.it&lt;/a&gt;&lt;/p&gt;</text:span></text:p>
          </table:table-cell>
          <table:table-cell office:value-type="string">
            <text:p>Dieser ehemalige Kuhstall, der sich am südlichen Rande des Weilers Candriai befindet, stammt aus dem frühen 20. Jh. Das Gebäude sowie das umliegende, aus Wiese und Ausschlagwald bestehende Grundstück sind Eigentum der Gemeinde. Der gesamte Umbau wurde im Rahmen des Monte-Bondone-Gebietsabkommens finanziert. Das Gebäude verfügt jetzt über einige Räume, in denen ein Lehr- und Ausstellungszentrum untergebracht ist. Dieses Zentrum organisiert zahlreiche kulturelle Veranstaltungen, Freizeitaktivitäten und Animationen zur Förderung des Tourismus in der Bergumgebung von Trient.</text:p>
            <text:p>E-Mail: informazioni@apt.trento.it</text:p>
            <text:p>Tel.: (+39) 0461 216000 </text:p>
            <text:p/>
            <text:p>Fotos: Archiv Apt Trento, Monte Bondone e Valle dei Laghi</text:p>
          </table:table-cell>
          <table:table-cell office:value-type="string">
            <text:p>This former barn, which is located at the southern tip of the hamlet of Candriai, dates from the early 20th century. Together with the surrounding land made up of pasture and coppiced wood, it is owned by the municipality. All the funds necessary for the barn conversion were provided within the framework of the Local Area Agreement for Monte Bondone. Inside the renovated building, a few rooms are now occupied by an educational tourist and exhibition centre that organizes several cultural events, recreational activities, and entertainments aimed at promoting tourism in the mountainous periphery of Trento.</text:p>
            <text:p>E-mail: informazioni@apt.trento.it</text:p>
            <text:p>Tel.: (+39) 0461 216000 </text:p>
            <text:p/>
            <text:p>Photos: archivio Apt Trento, Monte Bondone e Valle dei Laghi</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currency-style style:name="N108P0" style:volatile="true">
      <number:currency-symbol/>
      <number:text> </number:text>
      <number:number number:decimal-places="0" number:min-integer-digits="1" number:grouping="true"/>
      <number:text> </number:text>
    </number:currency-style>
    <number:currency-style style:name="N108P1" style:volatile="true">
      <number:currency-symbol/>
      <number:text> (</number:text>
      <number:number number:decimal-places="0" number:min-integer-digits="1" number:grouping="true"/>
      <number:text>)</number:text>
    </number:currency-style>
    <number:currency-style style:name="N108P2" style:volatile="true">
      <number:currency-symbol/>
      <number:text>- </number:text>
    </number:currency-style>
    <number:text-style style:name="N108">
      <number:text-content/>
      <number:text> </number:text>
      <style:map style:condition="value()&gt;0" style:apply-style-name="N108P0"/>
      <style:map style:condition="value()&lt;0" style:apply-style-name="N108P1"/>
      <style:map style:condition="value()=0" style:apply-style-name="N108P2"/>
    </number:text-style>
    <number:number-style style:name="N112P0" style:volatile="true">
      <number:number number:decimal-places="0" number:min-integer-digits="1" number:grouping="true"/>
      <number:text> </number:text>
    </number:number-style>
    <number:number-style style:name="N112P1" style:volatile="true">
      <number:text>  (</number:text>
      <number:number number:decimal-places="0" number:min-integer-digits="1" number:grouping="true"/>
      <number:text>)</number:text>
    </number:number-style>
    <number:number-style style:name="N112P2" style:volatile="true">
      <number:text> -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currency-style style:name="N115P0" style:volatile="true">
      <number:currency-symbol/>
      <number:text> </number:text>
      <number:number number:decimal-places="2" number:min-integer-digits="1" number:grouping="true"/>
      <number:text> </number:text>
    </number:currency-style>
    <number:currency-style style:name="N115P1" style:volatile="true">
      <number:currency-symbol/>
      <number:text> (</number:text>
      <number:number number:decimal-places="2" number:min-integer-digits="1" number:grouping="true"/>
      <number:text>)</number:text>
    </number:currency-style>
    <number:currency-style style:name="N115P2" style:volatile="true">
      <number:currency-symbol/>
      <number:text>- </number:text>
    </number:currency-style>
    <number:text-style style:name="N115">
      <number:text-content/>
      <number:text> </number:text>
      <style:map style:condition="value()&gt;0" style:apply-style-name="N115P0"/>
      <style:map style:condition="value()&lt;0" style:apply-style-name="N115P1"/>
      <style:map style:condition="value()=0" style:apply-style-name="N115P2"/>
    </number:text-style>
    <number:number-style style:name="N118P0" style:volatile="true">
      <number:number number:decimal-places="2" number:min-integer-digits="1" number:grouping="true"/>
      <number:text> </number:text>
    </number:number-style>
    <number:number-style style:name="N118P1" style:volatile="true">
      <number:text>  (</number:text>
      <number:number number:decimal-places="2" number:min-integer-digits="1" number:grouping="true"/>
      <number:text>)</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style:style style:name="Default" style:family="table-cell">
      <style:text-properties style:font-name-asian="Microsoft YaHei" style:font-name-complex="Mang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2">22/05/2014</text:date>, <text:time>12.01.29</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date>2014-05-22T12:01:29.14</dc:date>
    <meta:editing-duration>PT58M6S</meta:editing-duration>
    <meta:editing-cycles>13</meta:editing-cycles>
    <meta:document-statistic meta:table-count="1" meta:cell-count="262" meta:object-count="0"/>
  </office:meta>
</office:document-meta>
</file>